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76pt"/>
    </style:style>
    <style:style style:name="co2" style:family="table-column">
      <style:table-column-properties fo:break-before="auto" style:column-width="250.55pt"/>
    </style:style>
    <style:style style:name="co3" style:family="table-column">
      <style:table-column-properties fo:break-before="auto" style:column-width="249.85pt"/>
    </style:style>
    <style:style style:name="co4" style:family="table-column">
      <style:table-column-properties fo:break-before="auto" style:column-width="85.29pt"/>
    </style:style>
    <style:style style:name="co5" style:family="table-column">
      <style:table-column-properties fo:break-before="auto" style:column-width="238.34pt"/>
    </style:style>
    <style:style style:name="co6" style:family="table-column">
      <style:table-column-properties fo:break-before="auto" style:column-width="228.19pt"/>
    </style:style>
    <style:style style:name="co7" style:family="table-column">
      <style:table-column-properties fo:break-before="auto" style:column-width="140.14pt"/>
    </style:style>
    <style:style style:name="co8" style:family="table-column">
      <style:table-column-properties fo:break-before="auto" style:column-width="125.94pt"/>
    </style:style>
    <style:style style:name="co9" style:family="table-column">
      <style:table-column-properties fo:break-before="auto" style:column-width="199.11pt"/>
    </style:style>
    <style:style style:name="co10" style:family="table-column">
      <style:table-column-properties fo:break-before="auto" style:column-width="134.76pt"/>
    </style:style>
    <style:style style:name="co11" style:family="table-column">
      <style:table-column-properties fo:break-before="auto" style:column-width="94.11pt"/>
    </style:style>
    <style:style style:name="co12" style:family="table-column">
      <style:table-column-properties fo:break-before="auto" style:column-width="266.14pt"/>
    </style:style>
    <style:style style:name="co13" style:family="table-column">
      <style:table-column-properties fo:break-before="auto" style:column-width="232.24pt"/>
    </style:style>
    <style:style style:name="co14" style:family="table-column">
      <style:table-column-properties fo:break-before="auto" style:column-width="272.24pt"/>
    </style:style>
    <style:style style:name="co15" style:family="table-column">
      <style:table-column-properties fo:break-before="auto" style:column-width="60.94pt"/>
    </style:style>
    <style:style style:name="co16" style:family="table-column">
      <style:table-column-properties fo:break-before="auto" style:column-width="68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ML-categories_5f_that_5f_have_5f_parent_5f_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L-categories_that_have_parent_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" table:default-cell-style-name="Default"/>
        <table:table-column table:style-name="co16" table:number-columns-repeated="998" table:default-cell-style-name="Default"/>
        <table:table-row table:style-name="ro1">
          <table:table-cell/>
          <table:table-cell table:style-name="ce4" office:value-type="string" calcext:value-type="string">
            <text:p>type_id</text:p>
          </table:table-cell>
          <table:table-cell table:style-name="ce4" office:value-type="string" calcext:value-type="string">
            <text:p>class_id</text:p>
          </table:table-cell>
          <table:table-cell table:style-name="ce7" office:value-type="string" calcext:value-type="string">
            <text:p>classification name</text:p>
          </table:table-cell>
          <table:table-cell table:style-name="ce7" office:value-type="string" calcext:value-type="string">
            <text:p>parent class</text:p>
          </table:table-cell>
          <table:table-cell table:style-name="ce7" office:value-type="string" calcext:value-type="string">
            <text:p>parent_class_id</text:p>
          </table:table-cell>
          <table:table-cell table:style-name="ce7" office:value-type="string" calcext:value-type="string">
            <text:p>note</text:p>
          </table:table-cell>
          <table:table-cell table:style-name="ce10" office:value-type="string" calcext:value-type="string">
            <text:p>zith category</text:p>
          </table:table-cell>
          <table:table-cell table:style-name="ce7" office:value-type="string" calcext:value-type="string">
            <text:p>new parent category</text:p>
          </table:table-cell>
          <table:table-cell table:style-name="ce7" office:value-type="string" calcext:value-type="string">
            <text:p>new category in zith?</text:p>
          </table:table-cell>
          <table:table-cell table:style-name="ce10" office:value-type="string" calcext:value-type="string">
            <text:p>zith platform</text:p>
          </table:table-cell>
          <table:table-cell table:style-name="ce7" office:value-type="string" calcext:value-type="string">
            <text:p>new platform in zith?</text:p>
          </table:table-cell>
          <table:table-cell table:style-name="ce7" office:value-type="string" calcext:value-type="string">
            <text:p>use zith9 name</text:p>
          </table:table-cell>
          <table:table-cell table:style-name="ce7" office:value-type="string" calcext:value-type="string">
            <text:p>fix zith9 name</text:p>
          </table:table-cell>
          <table:table-cell table:style-name="ce7" office:value-type="string" calcext:value-type="string">
            <text:p>zith site</text:p>
          </table:table-cell>
          <table:table-cell table:style-name="ce7" office:value-type="string" calcext:value-type="string">
            <text:p>zith event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QUA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Satellite, NASA/EOS Aqu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bundance</text:p>
          </table:table-cell>
          <table:table-cell table:style-name="ce8" office:value-type="string" calcext:value-type="string">
            <text:p>Biology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Biology <text:s text:c="43"/></text:p>
          </table:table-cell>
          <table:table-cell table:style-name="ce8" table:number-columns-repeated="2"/>
          <table:table-cell table:style-name="ce1"/>
          <table:table-cell table:style-name="ce8" office:value-type="string" calcext:value-type="string">
            <text:p>X</text:p>
          </table:table-cell>
          <table:table-cell table:style-name="ce8"/>
          <table:table-cell table:style-name="ce3" office:value-type="string" calcext:value-type="string">
            <text:p>NEON AOP3 Twin Otter - add parent and "Aircraft, "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ctive Layer/Permafrost</text:p>
          </table:table-cell>
          <table:table-cell table:style-name="ce8" office:value-type="string" calcext:value-type="string">
            <text:p>Soils</text:p>
          </table:table-cell>
          <table:table-cell table:style-name="ce3" office:value-type="float" office:value="168" calcext:value-type="float">
            <text:p>168</text:p>
          </table:table-cell>
          <table:table-cell/>
          <table:table-cell table:style-name="ce1" office:value-type="string" calcext:value-type="string">
            <text:p>Active Layer/Permafrost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erial Photography</text:p>
          </table:table-cell>
          <table:table-cell table:style-name="ce8" office:value-type="string" calcext:value-type="string">
            <text:p>Photography</text:p>
          </table:table-cell>
          <table:table-cell table:style-name="ce3" office:value-type="float" office:value="131" calcext:value-type="float">
            <text:p>131</text:p>
          </table:table-cell>
          <table:table-cell table:style-name="ce1" office:value-type="string" calcext:value-type="string">
            <text:p>change child to photogarphy</text:p>
          </table:table-cell>
          <table:table-cell table:style-name="ce1" office:value-type="string" calcext:value-type="string">
            <text:p>Photography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ir Force C-130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USAF C-130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Aircraft</text:p>
          </table:table-cell>
          <table:table-cell table:style-name="ce8"/>
          <table:table-cell table:number-columns-repeated="2"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Ancillary</text:p>
          </table:table-cell>
          <table:table-cell table:style-name="ce8" table:number-columns-repeated="3"/>
          <table:table-cell table:style-name="ce1" office:value-type="string" calcext:value-type="string">
            <text:p>Ancillary Info</text:p>
          </table:table-cell>
          <table:table-cell table:style-name="ce8" table:number-columns-repeated="2"/>
          <table:table-cell table:style-name="ce1"/>
          <table:table-cell table:style-name="ce8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Aura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Satellite, NASA/EOS Aur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Bathymetry</text:p>
          </table:table-cell>
          <table:table-cell table:style-name="ce8" office:value-type="string" calcext:value-type="string">
            <text:p>Land Characterization</text:p>
          </table:table-cell>
          <table:table-cell table:style-name="ce3" office:value-type="float" office:value="91" calcext:value-type="float">
            <text:p>91</text:p>
          </table:table-cell>
          <table:table-cell/>
          <table:table-cell table:style-name="ce1" office:value-type="string" calcext:value-type="string">
            <text:p>Oceanography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Benthos <text:s text:c="43"/></text:p>
          </table:table-cell>
          <table:table-cell table:style-name="ce1"/>
          <table:table-cell table:number-columns-repeated="2"/>
          <table:table-cell table:style-name="ce3" office:value-type="string" calcext:value-type="string">
            <text:p>Oceanography</text:p>
          </table:table-cell>
          <table:table-cell table:style-name="ce8" office:value-type="string" calcext:value-type="string">
            <text:p>Biology</text:p>
          </table:table-cell>
          <table:table-cell table:style-name="ce8"/>
          <table:table-cell table:style-name="ce1"/>
          <table:table-cell table:style-name="ce8" table:number-columns-repeated="2"/>
          <table:table-cell table:number-columns-repeated="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Biogeochemical</text:p>
          </table:table-cell>
          <table:table-cell table:style-name="ce8" office:value-type="string" calcext:value-type="string">
            <text:p>Biology</text:p>
          </table:table-cell>
          <table:table-cell table:style-name="ce8" table:number-columns-repeated="2"/>
          <table:table-cell table:style-name="ce1" office:value-type="string" calcext:value-type="string">
            <text:p>Biology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Biology <text:s text:c="43"/></text:p>
          </table:table-cell>
          <table:table-cell table:style-name="ce8" table:number-columns-repeated="3"/>
          <table:table-cell table:style-name="ce3" office:value-type="string" calcext:value-type="string">
            <text:p>Biology <text:s text:c="43"/></text:p>
          </table:table-cell>
          <table:table-cell table:style-name="ce8" table:number-columns-repeated="2"/>
          <table:table-cell table:style-name="ce1"/>
          <table:table-cell table:style-name="ce8" table:number-columns-repeated="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Biomass</text:p>
          </table:table-cell>
          <table:table-cell table:style-name="ce8" office:value-type="string" calcext:value-type="string">
            <text:p>Biology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Biology</text:p>
          </table:table-cell>
          <table:table-cell table:style-name="ce8" office:value-type="string" calcext:value-type="string">
            <text:p>Biology</text:p>
          </table:table-cell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Boundary Layer Meteorology <text:s text:c="24"/></text:p>
          </table:table-cell>
          <table:table-cell table:style-name="ce8"/>
          <table:table-cell table:number-columns-repeated="2"/>
          <table:table-cell table:style-name="ce2" office:value-type="string" calcext:value-type="string">
            <text:p>Boundary Layer Meteorology <text:s text:c="24"/>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Buoy</text:p>
          </table:table-cell>
          <table:table-cell table:style-name="ce8"/>
          <table:table-cell table:style-name="ce3" office:value-type="float" office:value="124" calcext:value-type="float">
            <text:p>124</text:p>
          </table:table-cell>
          <table:table-cell/>
          <table:table-cell table:style-name="ce1"/>
          <table:table-cell table:style-name="ce8" table:number-columns-repeated="2"/>
          <table:table-cell table:style-name="ce1" office:value-type="string" calcext:value-type="string">
            <text:p>Buoy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CALIPSO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CALIPSO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CCGS Des Groseilliers</text:p>
          </table:table-cell>
          <table:table-cell table:style-name="ce8" office:value-type="string" calcext:value-type="string">
            <text:p>Ship Based</text:p>
          </table:table-cell>
          <table:table-cell table:style-name="ce3"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1" office:value-type="string" calcext:value-type="string">
            <text:p>CCGS Des Groseilliers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CTD</text:p>
          </table:table-cell>
          <table:table-cell table:style-name="ce8" office:value-type="string" calcext:value-type="string">
            <text:p>Oceanography</text:p>
          </table:table-cell>
          <table:table-cell table:style-name="ce3" office:value-type="float" office:value="124" calcext:value-type="float">
            <text:p>124</text:p>
          </table:table-cell>
          <table:table-cell/>
          <table:table-cell table:style-name="ce1"/>
          <table:table-cell table:style-name="ce8" table:number-columns-repeated="2"/>
          <table:table-cell table:style-name="ce1" office:value-type="string" calcext:value-type="string">
            <text:p>CTD ocean cast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hemistry <text:s text:c="41"/></text:p>
          </table:table-cell>
          <table:table-cell table:style-name="ce8"/>
          <table:table-cell table:number-columns-repeated="2"/>
          <table:table-cell table:style-name="ce2" office:value-type="string" calcext:value-type="string">
            <text:p>Chemistry <text:s text:c="41"/>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3"/>
          <table:table-cell table:style-name="ce1" table:number-columns-repeated="10"/>
          <table:table-cell table:number-columns-repeated="998"/>
        </table:table-row>
        <table:table-row table:style-name="ro2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Citation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Citation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1" table:number-columns-repeated="10"/>
          <table:table-cell table:number-columns-repeated="998"/>
        </table:table-row>
        <table:table-row table:style-name="ro2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CloudSat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CLOUDSAT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Composites</text:p>
          </table:table-cell>
          <table:table-cell table:style-name="ce8" office:value-type="string" calcext:value-type="string">
            <text:p>Mesonet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add mesonet to name</text:p>
          </table:table-cell>
          <table:table-cell table:style-name="ce1"/>
          <table:table-cell table:style-name="ce8" table:number-columns-repeated="2"/>
          <table:table-cell table:style-name="ce1" office:value-type="string" calcext:value-type="string">
            <text:p>Mesonet Composites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Constant Level Balloon</text:p>
          </table:table-cell>
          <table:table-cell table:style-name="ce8" office:value-type="string" calcext:value-type="string">
            <text:p>Upper Air</text:p>
          </table:table-cell>
          <table:table-cell table:style-name="ce3" office:value-type="float" office:value="197" calcext:value-type="float">
            <text:p>197</text:p>
          </table:table-cell>
          <table:table-cell/>
          <table:table-cell table:style-name="ce1" office:value-type="string" calcext:value-type="string">
            <text:p>Upper Air</text:p>
          </table:table-cell>
          <table:table-cell table:style-name="ce8" table:number-columns-repeated="2"/>
          <table:table-cell table:style-name="ce1" office:value-type="string" calcext:value-type="string">
            <text:p>Balloons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Coordinated Experiments</text:p>
          </table:table-cell>
          <table:table-cell table:style-name="ce8" office:value-type="string" calcext:value-type="string">
            <text:p>Model</text:p>
          </table:table-cell>
          <table:table-cell table:style-name="ce3" office:value-type="float" office:value="102" calcext:value-type="float">
            <text:p>102</text:p>
          </table:table-cell>
          <table:table-cell/>
          <table:table-cell table:style-name="ce1"/>
          <table:table-cell table:style-name="ce8" table:number-columns-repeated="2"/>
          <table:table-cell table:style-name="ce1" office:value-type="string" calcext:value-type="string">
            <text:p>Coordinated Experiments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DEM</text:p>
          </table:table-cell>
          <table:table-cell table:style-name="ce8" office:value-type="string" calcext:value-type="string">
            <text:p>Land Characterization</text:p>
          </table:table-cell>
          <table:table-cell table:style-name="ce3" office:value-type="float" office:value="91" calcext:value-type="float">
            <text:p>91</text:p>
          </table:table-cell>
          <table:table-cell/>
          <table:table-cell table:style-name="ce1" office:value-type="string" calcext:value-type="string">
            <text:p>DEM</text:p>
          </table:table-cell>
          <table:table-cell table:style-name="ce8" table:number-columns-repeated="2"/>
          <table:table-cell table:style-name="ce1" office:value-type="string" calcext:value-type="string">
            <text:p>DEM - Digital Elevation Model</text:p>
          </table:table-cell>
          <table:table-cell table:style-name="ce8" table:number-columns-repeated="2"/>
          <table:table-cell table:number-columns-repeated="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DLR Falcon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DLR Falcon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DMSP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Satellite, DMSP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DOE Gulf Stream 1 (G-1)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DOE Gulf Stream 1 (G-1)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Data Assimilation</text:p>
          </table:table-cell>
          <table:table-cell table:style-name="ce8" office:value-type="string" calcext:value-type="string">
            <text:p>Model</text:p>
          </table:table-cell>
          <table:table-cell table:style-name="ce3" office:value-type="float" office:value="102" calcext:value-type="float">
            <text:p>102</text:p>
          </table:table-cell>
          <table:table-cell/>
          <table:table-cell table:style-name="ce1"/>
          <table:table-cell table:style-name="ce8" table:number-columns-repeated="2"/>
          <table:table-cell table:style-name="ce1" office:value-type="string" calcext:value-type="string">
            <text:p>Data Assimilation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Dropsonde</text:p>
          </table:table-cell>
          <table:table-cell table:style-name="ce8" office:value-type="string" calcext:value-type="string">
            <text:p>Upper Air</text:p>
          </table:table-cell>
          <table:table-cell table:style-name="ce3" office:value-type="float" office:value="197" calcext:value-type="float">
            <text:p>197</text:p>
          </table:table-cell>
          <table:table-cell/>
          <table:table-cell table:style-name="ce1" office:value-type="string" calcext:value-type="string">
            <text:p>Upper Air</text:p>
          </table:table-cell>
          <table:table-cell table:style-name="ce8" table:number-columns-repeated="2"/>
          <table:table-cell table:style-name="ce1" office:value-type="string" calcext:value-type="string">
            <text:p>Dropsonde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ENVISAT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ENVISAT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ERS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ERS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Field Campaign</text:p>
          </table:table-cell>
          <table:table-cell table:style-name="ce8" office:value-type="string" calcext:value-type="string">
            <text:p>Model</text:p>
          </table:table-cell>
          <table:table-cell table:style-name="ce3" office:value-type="float" office:value="102" calcext:value-type="float">
            <text:p>102</text:p>
          </table:table-cell>
          <table:table-cell/>
          <table:table-cell table:style-name="ce1"/>
          <table:table-cell table:style-name="ce8" table:number-columns-repeated="2"/>
          <table:table-cell table:style-name="ce1" office:value-type="string" calcext:value-type="string">
            <text:p>Field Campaign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Flux <text:s text:c="46"/></text:p>
          </table:table-cell>
          <table:table-cell table:style-name="ce8"/>
          <table:table-cell table:number-columns-repeated="2"/>
          <table:table-cell table:style-name="ce3" office:value-type="string" calcext:value-type="string">
            <text:p>Flux <text:s text:c="46"/>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Flux Tower</text:p>
          </table:table-cell>
          <table:table-cell table:style-name="ce8" office:value-type="string" calcext:value-type="string">
            <text:p>Flux</text:p>
          </table:table-cell>
          <table:table-cell table:style-name="ce3" office:value-type="float" office:value="55" calcext:value-type="float">
            <text:p>55</text:p>
          </table:table-cell>
          <table:table-cell/>
          <table:table-cell table:style-name="ce1" office:value-type="string" calcext:value-type="string">
            <text:p>Flux</text:p>
          </table:table-cell>
          <table:table-cell table:style-name="ce8" table:number-columns-repeated="2"/>
          <table:table-cell table:style-name="ce1" office:value-type="string" calcext:value-type="string">
            <text:p>Flux Tower</text:p>
          </table:table-cell>
          <table:table-cell table:style-name="ce8" table:number-columns-repeated="2"/>
          <table:table-cell table:number-columns-repeated="3"/>
          <table:table-cell table:style-name="ce2" table:number-columns-repeated="10"/>
          <table:table-cell table:number-columns-repeated="998"/>
        </table:table-row>
        <table:table-row table:style-name="ro2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GIS <text:s text:c="47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3"/>
          <table:table-cell table:style-name="ce2" table:number-columns-repeated="10"/>
          <table:table-cell table:number-columns-repeated="99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GOES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string" calcext:value-type="string">
            <text:p>after merge subdivide these in GOESnn </text:p>
          </table:table-cell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GOES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GPS</text:p>
          </table:table-cell>
          <table:table-cell table:style-name="ce8" office:value-type="string" calcext:value-type="string">
            <text:p>Upper Air</text:p>
          </table:table-cell>
          <table:table-cell table:style-name="ce3" office:value-type="float" office:value="197" calcext:value-type="float">
            <text:p>197</text:p>
          </table:table-cell>
          <table:table-cell/>
          <table:table-cell table:style-name="ce1" office:value-type="string" calcext:value-type="string">
            <text:p>Upper Air</text:p>
          </table:table-cell>
          <table:table-cell table:style-name="ce8" table:number-columns-repeated="2"/>
          <table:table-cell table:style-name="ce1" office:value-type="string" calcext:value-type="string">
            <text:p>GPS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2" office:value-type="float" office:value="78" calcext:value-type="float">
            <text:p>78</text:p>
          </table:table-cell>
          <table:table-cell table:style-name="ce1" office:value-type="string" calcext:value-type="string">
            <text:p>Hydrography</text:p>
          </table:table-cell>
          <table:table-cell table:style-name="ce8" table:number-columns-repeated="3"/>
          <table:table-cell table:style-name="ce1" office:value-type="string" calcext:value-type="string">
            <text:p>Hydrography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5"/>
          <table:table-cell table:number-columns-repeated="1008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2" office:value-type="float" office:value="79" calcext:value-type="float">
            <text:p>79</text:p>
          </table:table-cell>
          <table:table-cell table:style-name="ce1" office:value-type="string" calcext:value-type="string">
            <text:p>Hydrology</text:p>
          </table:table-cell>
          <table:table-cell table:style-name="ce7" table:number-columns-repeated="3"/>
          <table:table-cell table:style-name="ce1" office:value-type="string" calcext:value-type="string">
            <text:p>Hydrology</text:p>
          </table:table-cell>
          <table:table-cell table:style-name="ce7" table:number-columns-repeated="2"/>
          <table:table-cell table:style-name="ce10"/>
          <table:table-cell table:style-name="ce7" table:number-columns-repeated="5"/>
          <table:table-cell table:number-columns-repeated="100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INSAT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INSAT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Intercomparison <text:s text:c="35"/></text:p>
          </table:table-cell>
          <table:table-cell table:style-name="ce8"/>
          <table:table-cell table:number-columns-repeated="2"/>
          <table:table-cell table:style-name="ce2" office:value-type="string" calcext:value-type="string">
            <text:p>Precipitation <text:s text:c="30"/>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LANDSAT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LANDSAT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2" office:value-type="float" office:value="90" calcext:value-type="float">
            <text:p>90</text:p>
          </table:table-cell>
          <table:table-cell table:style-name="ce1" office:value-type="string" calcext:value-type="string">
            <text:p>Land Based</text:p>
          </table:table-cell>
          <table:table-cell table:style-name="ce8" table:number-columns-repeated="3"/>
          <table:table-cell table:style-name="ce1" office:value-type="string" calcext:value-type="string">
            <text:p>Land Based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5"/>
          <table:table-cell table:number-columns-repeated="1008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2" office:value-type="float" office:value="91" calcext:value-type="float">
            <text:p>91</text:p>
          </table:table-cell>
          <table:table-cell table:style-name="ce1" office:value-type="string" calcext:value-type="string">
            <text:p>Land Characterization</text:p>
          </table:table-cell>
          <table:table-cell table:style-name="ce7" table:number-columns-repeated="3"/>
          <table:table-cell table:style-name="ce1" office:value-type="string" calcext:value-type="string">
            <text:p>Land Character</text:p>
          </table:table-cell>
          <table:table-cell table:style-name="ce7" table:number-columns-repeated="2"/>
          <table:table-cell table:style-name="ce10"/>
          <table:table-cell table:style-name="ce7" table:number-columns-repeated="5"/>
          <table:table-cell table:number-columns-repeated="100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Lidar</text:p>
          </table:table-cell>
          <table:table-cell table:style-name="ce8" office:value-type="string" calcext:value-type="string">
            <text:p>Upper Air</text:p>
          </table:table-cell>
          <table:table-cell table:style-name="ce3" office:value-type="float" office:value="197" calcext:value-type="float">
            <text:p>197</text:p>
          </table:table-cell>
          <table:table-cell/>
          <table:table-cell table:style-name="ce1" office:value-type="string" calcext:value-type="string">
            <text:p>Upper Air</text:p>
          </table:table-cell>
          <table:table-cell table:style-name="ce8" table:number-columns-repeated="2"/>
          <table:table-cell table:style-name="ce1" office:value-type="string" calcext:value-type="string">
            <text:p>LIDAR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Mesonet</text:p>
          </table:table-cell>
          <table:table-cell table:style-name="ce8" office:value-type="string" calcext:value-type="string">
            <text:p>Land Based</text:p>
          </table:table-cell>
          <table:table-cell table:style-name="ce3" office:value-type="float" office:value="90" calcext:value-type="float">
            <text:p>90</text:p>
          </table:table-cell>
          <table:table-cell/>
          <table:table-cell table:style-name="ce1" office:value-type="string" calcext:value-type="string">
            <text:p>Mesonet</text:p>
          </table:table-cell>
          <table:table-cell table:style-name="ce8" office:value-type="string" calcext:value-type="string">
            <text:p>is parent</text:p>
          </table:table-cell>
          <table:table-cell table:style-name="ce8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2" office:value-type="float" office:value="97" calcext:value-type="float">
            <text:p>97</text:p>
          </table:table-cell>
          <table:table-cell table:style-name="ce1" office:value-type="string" calcext:value-type="string">
            <text:p>Meteorological Tower</text:p>
          </table:table-cell>
          <table:table-cell table:style-name="ce8" table:number-columns-repeated="3"/>
          <table:table-cell table:style-name="ce1"/>
          <table:table-cell table:style-name="ce8"/>
          <table:table-cell table:style-name="ce2"/>
          <table:table-cell table:style-name="ce1" office:value-type="string" calcext:value-type="string">
            <text:p>Meteorological Tower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4"/>
          <table:table-cell table:number-columns-repeated="1008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2" office:value-type="float" office:value="98" calcext:value-type="float">
            <text:p>98</text:p>
          </table:table-cell>
          <table:table-cell table:style-name="ce1" office:value-type="string" calcext:value-type="string">
            <text:p>Meteorology</text:p>
          </table:table-cell>
          <table:table-cell table:style-name="ce8" table:number-columns-repeated="3"/>
          <table:table-cell table:style-name="ce1" office:value-type="string" calcext:value-type="string">
            <text:p>Meteorology</text:p>
          </table:table-cell>
          <table:table-cell table:style-name="ce8" office:value-type="string" calcext:value-type="string">
            <text:p>Models/Analyses</text:p>
          </table:table-cell>
          <table:table-cell table:style-name="ce8"/>
          <table:table-cell table:style-name="ce1"/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number-columns-repeated="100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Meteosat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string" calcext:value-type="string">
            <text:p>after merge subdivide these in Meteosat-n </text:p>
          </table:table-cell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Meteosat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Microbiology</text:p>
          </table:table-cell>
          <table:table-cell table:style-name="ce8" office:value-type="string" calcext:value-type="string">
            <text:p>Biology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Microbiology</text:p>
          </table:table-cell>
          <table:table-cell table:style-name="ce8" office:value-type="string" calcext:value-type="string">
            <text:p>Biology</text:p>
          </table:table-cell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2" office:value-type="float" office:value="102" calcext:value-type="float">
            <text:p>102</text:p>
          </table:table-cell>
          <table:table-cell table:style-name="ce1" office:value-type="string" calcext:value-type="string">
            <text:p>Model</text:p>
          </table:table-cell>
          <table:table-cell table:style-name="ce8" table:number-columns-repeated="3"/>
          <table:table-cell table:style-name="ce1" office:value-type="string" calcext:value-type="string">
            <text:p>Model</text:p>
          </table:table-cell>
          <table:table-cell table:style-name="ce8" table:number-columns-repeated="2"/>
          <table:table-cell table:style-name="ce1"/>
          <table:table-cell table:style-name="ce8" table:number-columns-repeated="5"/>
          <table:table-cell table:number-columns-repeated="100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Mooring</text:p>
          </table:table-cell>
          <table:table-cell table:style-name="ce8"/>
          <table:table-cell table:number-columns-repeated="3"/>
          <table:table-cell table:style-name="ce8" table:number-columns-repeated="2"/>
          <table:table-cell table:style-name="ce1" office:value-type="string" calcext:value-type="string">
            <text:p>Mooring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Mystere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Mystere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NASA DC-8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NASA DC-8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NASA Jetstream 31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NASA Jetstream 31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NASA Langley B200 (King Air)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NASA Langley B200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NASA Proteus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NASA Proteus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NSF/NCAR GV HIAPER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NSF/NCAR GV HIAPER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NOAA G-IV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NOAA G-IV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NOAA P-3 (N42)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NOAA P-3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NOAA P-3 (N43)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NOAA P-3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NRL P-3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NRL P-3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string" calcext:value-type="string">
            <text:p>NSF/NCAR C-130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NSF/NCAR C-130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Navigation <text:s text:c="40"/></text:p>
          </table:table-cell>
          <table:table-cell table:style-name="ce8"/>
          <table:table-cell table:number-columns-repeated="2"/>
          <table:table-cell table:style-name="ce3" office:value-type="string" calcext:value-type="string">
            <text:p>Ship Based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123" calcext:value-type="float">
            <text:p>123</text:p>
          </table:table-cell>
          <table:table-cell table:style-name="ce1" office:value-type="string" calcext:value-type="string">
            <text:p>Nutrient</text:p>
          </table:table-cell>
          <table:table-cell table:style-name="ce8" office:value-type="string" calcext:value-type="string">
            <text:p>Biology</text:p>
          </table:table-cell>
          <table:table-cell table:style-name="ce5" office:value-type="float" office:value="258" calcext:value-type="float">
            <text:p>258</text:p>
          </table:table-cell>
          <table:table-cell table:style-name="ce1"/>
          <table:table-cell table:style-name="ce1" office:value-type="string" calcext:value-type="string">
            <text:p>Biology</text:p>
          </table:table-cell>
          <table:table-cell table:style-name="ce1" table:number-columns-repeated="8"/>
          <table:table-cell table:number-columns-repeated="1008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Oceanography <text:s text:c="38"/></text:p>
          </table:table-cell>
          <table:table-cell table:style-name="ce8"/>
          <table:table-cell table:style-name="ce5"/>
          <table:table-cell table:style-name="ce1"/>
          <table:table-cell table:style-name="ce2" office:value-type="string" calcext:value-type="string">
            <text:p>Oceanography <text:s text:c="38"/></text:p>
          </table:table-cell>
          <table:table-cell table:style-name="ce1" table:number-columns-repeated="8"/>
          <table:table-cell table:number-columns-repeated="1008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125" calcext:value-type="float">
            <text:p>125</text:p>
          </table:table-cell>
          <table:table-cell table:style-name="ce1" office:value-type="string" calcext:value-type="string">
            <text:p>Optics</text:p>
          </table:table-cell>
          <table:table-cell table:style-name="ce8"/>
          <table:table-cell table:style-name="ce1" table:number-columns-repeated="2"/>
          <table:table-cell table:style-name="ce1" office:value-type="string" calcext:value-type="string">
            <text:p>Optics</text:p>
          </table:table-cell>
          <table:table-cell table:style-name="ce1" table:number-columns-repeated="8"/>
          <table:table-cell table:number-columns-repeated="100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Ozonesonde</text:p>
          </table:table-cell>
          <table:table-cell table:style-name="ce8" office:value-type="string" calcext:value-type="string">
            <text:p>Upper Air</text:p>
          </table:table-cell>
          <table:table-cell table:style-name="ce3" office:value-type="float" office:value="197" calcext:value-type="float">
            <text:p>197</text:p>
          </table:table-cell>
          <table:table-cell/>
          <table:table-cell table:style-name="ce1" office:value-type="string" calcext:value-type="string">
            <text:p>Upper Air</text:p>
          </table:table-cell>
          <table:table-cell table:style-name="ce8" table:number-columns-repeated="2"/>
          <table:table-cell table:style-name="ce1" office:value-type="string" calcext:value-type="string">
            <text:p>Ozonesonde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POES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string" calcext:value-type="string">
            <text:p>after merge subdivide these </text:p>
          </table:table-cell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POES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Paleoceanography</text:p>
          </table:table-cell>
          <table:table-cell table:style-name="ce8" office:value-type="string" calcext:value-type="string">
            <text:p>Oceanography</text:p>
          </table:table-cell>
          <table:table-cell table:style-name="ce3" office:value-type="float" office:value="124" calcext:value-type="float">
            <text:p>124</text:p>
          </table:table-cell>
          <table:table-cell/>
          <table:table-cell table:style-name="ce1" office:value-type="string" calcext:value-type="string">
            <text:p>Paleoceanography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Photography <text:s text:c="39"/></text:p>
          </table:table-cell>
          <table:table-cell table:style-name="ce8"/>
          <table:table-cell table:number-columns-repeated="2"/>
          <table:table-cell table:style-name="ce3" office:value-type="string" calcext:value-type="string">
            <text:p>Photography <text:s text:c="39"/>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Plankton</text:p>
          </table:table-cell>
          <table:table-cell table:style-name="ce8" office:value-type="string" calcext:value-type="string">
            <text:p>Biology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Plankton</text:p>
          </table:table-cell>
          <table:table-cell table:style-name="ce8" office:value-type="string" calcext:value-type="string">
            <text:p>Biology</text:p>
          </table:table-cell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Position <text:s text:c="42"/></text:p>
          </table:table-cell>
          <table:table-cell table:style-name="ce8"/>
          <table:table-cell table:number-columns-repeated="2"/>
          <table:table-cell table:style-name="ce2" office:value-type="string" calcext:value-type="string">
            <text:p>Position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string" calcext:value-type="string">
            <text:p>Precipitation</text:p>
          </table:table-cell>
          <table:table-cell table:style-name="ce8" office:value-type="string" calcext:value-type="string">
            <text:p>Land Based</text:p>
          </table:table-cell>
          <table:table-cell table:style-name="ce3" office:value-type="float" office:value="90" calcext:value-type="float">
            <text:p>90</text:p>
          </table:table-cell>
          <table:table-cell/>
          <table:table-cell table:style-name="ce1" office:value-type="string" calcext:value-type="string">
            <text:p>Precipitation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Production</text:p>
          </table:table-cell>
          <table:table-cell table:style-name="ce8" office:value-type="string" calcext:value-type="string">
            <text:p>Biology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Biology <text:s text:c="43"/></text:p>
          </table:table-cell>
          <table:table-cell table:style-name="ce8" office:value-type="string" calcext:value-type="string">
            <text:p>Biology</text:p>
          </table:table-cell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Profiler</text:p>
          </table:table-cell>
          <table:table-cell table:style-name="ce8" office:value-type="string" calcext:value-type="string">
            <text:p>Upper Air</text:p>
          </table:table-cell>
          <table:table-cell table:style-name="ce3" office:value-type="float" office:value="197" calcext:value-type="float">
            <text:p>197</text:p>
          </table:table-cell>
          <table:table-cell/>
          <table:table-cell table:style-name="ce1" office:value-type="string" calcext:value-type="string">
            <text:p>Upper Air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QuikSCAT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QuikSCAT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R/V Alpha Helix</text:p>
          </table:table-cell>
          <table:table-cell table:style-name="ce8" office:value-type="string" calcext:value-type="string">
            <text:p>Ship Based</text:p>
          </table:table-cell>
          <table:table-cell table:style-name="ce3"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1" office:value-type="string" calcext:value-type="string">
            <text:p>R/V Alpha Helix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R/V Altair</text:p>
          </table:table-cell>
          <table:table-cell table:style-name="ce8" office:value-type="string" calcext:value-type="string">
            <text:p>Ship Based</text:p>
          </table:table-cell>
          <table:table-cell table:style-name="ce3"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1" office:value-type="string" calcext:value-type="string">
            <text:p>MX Navy SEMAR Altair 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R/V El Puma</text:p>
          </table:table-cell>
          <table:table-cell table:style-name="ce8" office:value-type="string" calcext:value-type="string">
            <text:p>Ship Based</text:p>
          </table:table-cell>
          <table:table-cell table:style-name="ce3"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1" office:value-type="string" calcext:value-type="string">
            <text:p>R/V El Puma <text:s/>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R/V Francisco de Ulloa</text:p>
          </table:table-cell>
          <table:table-cell table:style-name="ce8" office:value-type="string" calcext:value-type="string">
            <text:p>Ship Based</text:p>
          </table:table-cell>
          <table:table-cell table:style-name="ce3"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1" office:value-type="string" calcext:value-type="string">
            <text:p>MX CICESE Francisco de Ullo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R/V Nathaniel B. Palmer</text:p>
          </table:table-cell>
          <table:table-cell table:style-name="ce8" office:value-type="string" calcext:value-type="string">
            <text:p>Ship Based</text:p>
          </table:table-cell>
          <table:table-cell table:style-name="ce3"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1" office:value-type="string" calcext:value-type="string">
            <text:p>R/V Nathaniel B. Palmer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string" calcext:value-type="string">
            <text:p>R/V New Horizon</text:p>
          </table:table-cell>
          <table:table-cell table:style-name="ce8" office:value-type="string" calcext:value-type="string">
            <text:p>Ship Based</text:p>
          </table:table-cell>
          <table:table-cell table:style-name="ce3"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1" office:value-type="string" calcext:value-type="string">
            <text:p>R/V New Horizon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R/V Roger Revelle</text:p>
          </table:table-cell>
          <table:table-cell table:style-name="ce8" office:value-type="string" calcext:value-type="string">
            <text:p>Ship Based</text:p>
          </table:table-cell>
          <table:table-cell table:style-name="ce3"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1" office:value-type="string" calcext:value-type="string">
            <text:p>R/V Revelle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NOAA R/V Ron Brown</text:p>
          </table:table-cell>
          <table:table-cell table:style-name="ce8" office:value-type="string" calcext:value-type="string">
            <text:p>Ship Based</text:p>
          </table:table-cell>
          <table:table-cell table:style-name="ce3"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1" office:value-type="string" calcext:value-type="string">
            <text:p>NOAA R/V Ron Brown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R/VSagarKanya</text:p>
          </table:table-cell>
          <table:table-cell table:style-name="ce8" office:value-type="string" calcext:value-type="string">
            <text:p>Ship Based</text:p>
          </table:table-cell>
          <table:table-cell table:style-name="ce3"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1" office:value-type="string" calcext:value-type="string">
            <text:p>ORV Sagar Kanya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R/V Seward Johnson</text:p>
          </table:table-cell>
          <table:table-cell table:style-name="ce8" office:value-type="string" calcext:value-type="string">
            <text:p>Ship Based</text:p>
          </table:table-cell>
          <table:table-cell table:style-name="ce3"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1" office:value-type="string" calcext:value-type="string">
            <text:p>RV Seward Johnson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string" calcext:value-type="string">
            <text:p>RADARSAT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Satellite, RADARSAT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150" calcext:value-type="float">
            <text:p>150</text:p>
          </table:table-cell>
          <table:table-cell table:style-name="ce1" office:value-type="string" calcext:value-type="string">
            <text:p>Radar</text:p>
          </table:table-cell>
          <table:table-cell table:style-name="ce8"/>
          <table:table-cell table:style-name="ce1" table:number-columns-repeated="2"/>
          <table:table-cell table:style-name="ce1" office:value-type="string" calcext:value-type="string">
            <text:p>Radar</text:p>
          </table:table-cell>
          <table:table-cell table:style-name="ce1" table:number-columns-repeated="8"/>
          <table:table-cell table:number-columns-repeated="1008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151" calcext:value-type="float">
            <text:p>151</text:p>
          </table:table-cell>
          <table:table-cell table:style-name="ce1" office:value-type="string" calcext:value-type="string">
            <text:p>Radiation</text:p>
          </table:table-cell>
          <table:table-cell table:style-name="ce8"/>
          <table:table-cell table:style-name="ce1" table:number-columns-repeated="2"/>
          <table:table-cell table:style-name="ce1" office:value-type="string" calcext:value-type="string">
            <text:p>Radiation</text:p>
          </table:table-cell>
          <table:table-cell table:style-name="ce1" table:number-columns-repeated="8"/>
          <table:table-cell table:number-columns-repeated="1008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Radioisotope <text:s text:c="38"/></text:p>
          </table:table-cell>
          <table:table-cell table:style-name="ce8"/>
          <table:table-cell table:style-name="ce1" table:number-columns-repeated="2"/>
          <table:table-cell table:style-name="ce2" office:value-type="string" calcext:value-type="string">
            <text:p>Radioisotope <text:s text:c="38"/>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0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Radiosonde</text:p>
          </table:table-cell>
          <table:table-cell table:style-name="ce8" office:value-type="string" calcext:value-type="string">
            <text:p>Upper Air</text:p>
          </table:table-cell>
          <table:table-cell table:style-name="ce3" office:value-type="float" office:value="197" calcext:value-type="float">
            <text:p>197</text:p>
          </table:table-cell>
          <table:table-cell/>
          <table:table-cell table:style-name="ce1" office:value-type="string" calcext:value-type="string">
            <text:p>Upper Air</text:p>
          </table:table-cell>
          <table:table-cell table:style-name="ce8" table:number-columns-repeated="2"/>
          <table:table-cell table:style-name="ce1" office:value-type="string" calcext:value-type="string">
            <text:p>Radiosondes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string" calcext:value-type="string">
            <text:p>Regional Networks</text:p>
          </table:table-cell>
          <table:table-cell table:style-name="ce8" office:value-type="string" calcext:value-type="string">
            <text:p>Mesonet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add mesonet to name</text:p>
          </table:table-cell>
          <table:table-cell table:style-name="ce1"/>
          <table:table-cell table:style-name="ce8" table:number-columns-repeated="2"/>
          <table:table-cell table:style-name="ce1" office:value-type="string" calcext:value-type="string">
            <text:p>Mesonet Regional Networks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SAR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string" calcext:value-type="string">
            <text:p>dataset 13.813 is really RADARSAT, not SAR</text:p>
          </table:table-cell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Satellite, Synthetic Aperture Radar (SAR) C-Band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SODAR</text:p>
          </table:table-cell>
          <table:table-cell table:style-name="ce8" office:value-type="string" calcext:value-type="string">
            <text:p>Upper Air</text:p>
          </table:table-cell>
          <table:table-cell table:style-name="ce3" office:value-type="float" office:value="197" calcext:value-type="float">
            <text:p>197</text:p>
          </table:table-cell>
          <table:table-cell/>
          <table:table-cell table:style-name="ce1" office:value-type="string" calcext:value-type="string">
            <text:p>Upper Air</text:p>
          </table:table-cell>
          <table:table-cell table:style-name="ce8" table:number-columns-repeated="2"/>
          <table:table-cell table:style-name="ce1" office:value-type="string" calcext:value-type="string">
            <text:p>SODAR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Satellite <text:s text:c="41"/></text:p>
          </table:table-cell>
          <table:table-cell table:style-name="ce8"/>
          <table:table-cell table:number-columns-repeated="2"/>
          <table:table-cell table:style-name="ce2" office:value-type="string" calcext:value-type="string">
            <text:p>Satellite <text:s text:c="41"/>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Sea Ice <text:s text:c="43"/></text:p>
          </table:table-cell>
          <table:table-cell table:style-name="ce8"/>
          <table:table-cell table:number-columns-repeated="2"/>
          <table:table-cell table:style-name="ce2" office:value-type="string" calcext:value-type="string">
            <text:p>Sea Ice <text:s text:c="43"/>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string" calcext:value-type="string">
            <text:p>SeaWIFS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SeaWIFS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Sediment <text:s text:c="42"/></text:p>
          </table:table-cell>
          <table:table-cell table:style-name="ce8"/>
          <table:table-cell table:number-columns-repeated="2"/>
          <table:table-cell table:style-name="ce2" office:value-type="string" calcext:value-type="string">
            <text:p>Sediment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166" calcext:value-type="float">
            <text:p>166</text:p>
          </table:table-cell>
          <table:table-cell table:style-name="ce1" office:value-type="string" calcext:value-type="string">
            <text:p>Ship Based</text:p>
          </table:table-cell>
          <table:table-cell table:style-name="ce8"/>
          <table:table-cell table:style-name="ce1" table:number-columns-repeated="2"/>
          <table:table-cell table:style-name="ce1" office:value-type="string" calcext:value-type="string">
            <text:p>Ship Based</text:p>
          </table:table-cell>
          <table:table-cell table:style-name="ce1" table:number-columns-repeated="8"/>
          <table:table-cell table:number-columns-repeated="100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string" calcext:value-type="string">
            <text:p>Snow</text:p>
          </table:table-cell>
          <table:table-cell table:style-name="ce8" office:value-type="string" calcext:value-type="string">
            <text:p>Precipitation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string" calcext:value-type="string">
            <text:p>remove parent</text:p>
          </table:table-cell>
          <table:table-cell table:style-name="ce1" office:value-type="string" calcext:value-type="string">
            <text:p>Snow and Land Ice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168" calcext:value-type="float">
            <text:p>168</text:p>
          </table:table-cell>
          <table:table-cell table:style-name="ce1" office:value-type="string" calcext:value-type="string">
            <text:p>Soils</text:p>
          </table:table-cell>
          <table:table-cell table:style-name="ce8"/>
          <table:table-cell table:style-name="ce1" table:number-columns-repeated="2"/>
          <table:table-cell table:style-name="ce1" office:value-type="string" calcext:value-type="string">
            <text:p>Soils</text:p>
          </table:table-cell>
          <table:table-cell table:style-name="ce1" table:number-columns-repeated="8"/>
          <table:table-cell table:number-columns-repeated="100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Sonar <text:s text:c="45"/></text:p>
          </table:table-cell>
          <table:table-cell table:style-name="ce8"/>
          <table:table-cell table:style-name="ce1" table:number-columns-repeated="5"/>
          <table:table-cell table:style-name="ce1" office:value-type="string" calcext:value-type="string">
            <text:p>Deep Sonar</text:p>
          </table:table-cell>
          <table:table-cell table:style-name="ce1" table:number-columns-repeated="5"/>
          <table:table-cell table:number-columns-repeated="100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string" calcext:value-type="string">
            <text:p>Special Networks</text:p>
          </table:table-cell>
          <table:table-cell table:style-name="ce8" office:value-type="string" calcext:value-type="string">
            <text:p>Mesonet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add mesonet to name</text:p>
          </table:table-cell>
          <table:table-cell table:style-name="ce1"/>
          <table:table-cell table:style-name="ce8" table:number-columns-repeated="2"/>
          <table:table-cell table:style-name="ce1" office:value-type="string" calcext:value-type="string">
            <text:p>Mesonet Special Networks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172" calcext:value-type="float">
            <text:p>172</text:p>
          </table:table-cell>
          <table:table-cell table:style-name="ce1" office:value-type="string" calcext:value-type="string">
            <text:p>Stable Isotope</text:p>
          </table:table-cell>
          <table:table-cell table:style-name="ce8"/>
          <table:table-cell table:style-name="ce1" table:number-columns-repeated="2"/>
          <table:table-cell table:style-name="ce1" office:value-type="string" calcext:value-type="string">
            <text:p>Stable Isotope</text:p>
          </table:table-cell>
          <table:table-cell table:style-name="ce1" table:number-columns-repeated="8"/>
          <table:table-cell table:number-columns-repeated="100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string" calcext:value-type="string">
            <text:p>State Networks</text:p>
          </table:table-cell>
          <table:table-cell table:style-name="ce8" office:value-type="string" calcext:value-type="string">
            <text:p>Mesonet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add mesonet to name</text:p>
          </table:table-cell>
          <table:table-cell table:style-name="ce1"/>
          <table:table-cell table:style-name="ce8" table:number-columns-repeated="2"/>
          <table:table-cell table:style-name="ce1" office:value-type="string" calcext:value-type="string">
            <text:p>Mesonet State Networks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string" calcext:value-type="string">
            <text:p>Submarine</text:p>
          </table:table-cell>
          <table:table-cell table:style-name="ce8" office:value-type="string" calcext:value-type="string">
            <text:p>Ship Based</text:p>
          </table:table-cell>
          <table:table-cell table:style-name="ce3"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1" office:value-type="string" calcext:value-type="string">
            <text:p>Submarine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string" calcext:value-type="string">
            <text:p>TERRA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Satellite, NASA/EOS Terr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string" calcext:value-type="string">
            <text:p>TRMM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Satellite, TRMM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string" calcext:value-type="string">
            <text:p>Tethersonde</text:p>
          </table:table-cell>
          <table:table-cell table:style-name="ce8" office:value-type="string" calcext:value-type="string">
            <text:p>Upper Air</text:p>
          </table:table-cell>
          <table:table-cell table:style-name="ce3" office:value-type="float" office:value="197" calcext:value-type="float">
            <text:p>197</text:p>
          </table:table-cell>
          <table:table-cell/>
          <table:table-cell table:style-name="ce1" office:value-type="string" calcext:value-type="string">
            <text:p>Upper Air</text:p>
          </table:table-cell>
          <table:table-cell table:style-name="ce8" table:number-columns-repeated="2"/>
          <table:table-cell table:style-name="ce1" office:value-type="string" calcext:value-type="string">
            <text:p>Tethersonde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string" calcext:value-type="string">
            <text:p>Thermosonde</text:p>
          </table:table-cell>
          <table:table-cell table:style-name="ce8" office:value-type="string" calcext:value-type="string">
            <text:p>Upper Air</text:p>
          </table:table-cell>
          <table:table-cell table:style-name="ce3" office:value-type="float" office:value="197" calcext:value-type="float">
            <text:p>197</text:p>
          </table:table-cell>
          <table:table-cell/>
          <table:table-cell table:style-name="ce1" office:value-type="string" calcext:value-type="string">
            <text:p>Upper Air</text:p>
          </table:table-cell>
          <table:table-cell table:style-name="ce8" table:number-columns-repeated="2"/>
          <table:table-cell table:style-name="ce1" office:value-type="string" calcext:value-type="string">
            <text:p>Thermosonde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string" calcext:value-type="string">
            <text:p>Trace Gases</text:p>
          </table:table-cell>
          <table:table-cell table:style-name="ce8" office:value-type="string" calcext:value-type="string">
            <text:p>Flux</text:p>
          </table:table-cell>
          <table:table-cell table:style-name="ce3" office:value-type="float" office:value="55" calcext:value-type="float">
            <text:p>55</text:p>
          </table:table-cell>
          <table:table-cell/>
          <table:table-cell table:style-name="ce1" office:value-type="string" calcext:value-type="string">
            <text:p>Trace Gases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string" calcext:value-type="string">
            <text:p>UK BAE-146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BAE-146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3" office:value-type="string" calcext:value-type="string">
            <text:p>BAe-146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USCGC Healy</text:p>
          </table:table-cell>
          <table:table-cell table:style-name="ce8" office:value-type="string" calcext:value-type="string">
            <text:p>Ship Based</text:p>
          </table:table-cell>
          <table:table-cell table:style-name="ce3"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1" office:value-type="string" calcext:value-type="string">
            <text:p>USCGC Healy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string" calcext:value-type="string">
            <text:p>USCGC Polar Star</text:p>
          </table:table-cell>
          <table:table-cell table:style-name="ce8" office:value-type="string" calcext:value-type="string">
            <text:p>Ship Based</text:p>
          </table:table-cell>
          <table:table-cell table:style-name="ce3"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1" office:value-type="string" calcext:value-type="string">
            <text:p>USCGC Polar Star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string" calcext:value-type="string">
            <text:p>USFS Twin Otter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USFS Twin Otter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string" calcext:value-type="string">
            <text:p>USS Burton Island</text:p>
          </table:table-cell>
          <table:table-cell table:style-name="ce8" office:value-type="string" calcext:value-type="string">
            <text:p>Ship Based</text:p>
          </table:table-cell>
          <table:table-cell table:style-name="ce3"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1" office:value-type="string" calcext:value-type="string">
            <text:p>USS Burton Island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string" calcext:value-type="string">
            <text:p>Microlight Research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Microlight Research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string" calcext:value-type="string">
            <text:p>Underway <text:s text:c="42"/></text:p>
          </table:table-cell>
          <table:table-cell table:style-name="ce8"/>
          <table:table-cell table:number-columns-repeated="2"/>
          <table:table-cell table:style-name="ce3" office:value-type="string" calcext:value-type="string">
            <text:p>Ship Based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2" office:value-type="float" office:value="197" calcext:value-type="float">
            <text:p>197</text:p>
          </table:table-cell>
          <table:table-cell table:style-name="ce1" office:value-type="string" calcext:value-type="string">
            <text:p>Upper Air</text:p>
          </table:table-cell>
          <table:table-cell table:style-name="ce7" table:number-columns-repeated="3"/>
          <table:table-cell table:style-name="ce1" office:value-type="string" calcext:value-type="string">
            <text:p>Upper Air</text:p>
          </table:table-cell>
          <table:table-cell table:style-name="ce7" table:number-columns-repeated="2"/>
          <table:table-cell table:style-name="ce10"/>
          <table:table-cell table:style-name="ce7" table:number-columns-repeated="5"/>
          <table:table-cell table:number-columns-repeated="100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string" calcext:value-type="string">
            <text:p>Vegetation</text:p>
          </table:table-cell>
          <table:table-cell table:style-name="ce8" office:value-type="string" calcext:value-type="string">
            <text:p>Biology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Vegetation</text:p>
          </table:table-cell>
          <table:table-cell table:style-name="ce8" office:value-type="string" calcext:value-type="string">
            <text:p>Biology</text:p>
          </table:table-cell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Verification</text:p>
          </table:table-cell>
          <table:table-cell table:style-name="ce8" office:value-type="string" calcext:value-type="string">
            <text:p>Model</text:p>
          </table:table-cell>
          <table:table-cell table:style-name="ce3" office:value-type="float" office:value="102" calcext:value-type="float">
            <text:p>102</text:p>
          </table:table-cell>
          <table:table-cell/>
          <table:table-cell table:style-name="ce1"/>
          <table:table-cell table:style-name="ce8" table:number-columns-repeated="2"/>
          <table:table-cell table:style-name="ce1" office:value-type="string" calcext:value-type="string">
            <text:p>Verification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string" calcext:value-type="string">
            <text:p>WMI Lear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WMI Lear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string" calcext:value-type="string">
            <text:p>WY King Air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UW King-Air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2" office:value-type="float" office:value="205" calcext:value-type="float">
            <text:p>205</text:p>
          </table:table-cell>
          <table:table-cell table:style-name="ce1" office:value-type="string" calcext:value-type="string">
            <text:p>Water Chemistry</text:p>
          </table:table-cell>
          <table:table-cell table:style-name="ce7" table:number-columns-repeated="3"/>
          <table:table-cell table:style-name="ce1" office:value-type="string" calcext:value-type="string">
            <text:p>Water Chemistry</text:p>
          </table:table-cell>
          <table:table-cell table:style-name="ce7" table:number-columns-repeated="2"/>
          <table:table-cell table:style-name="ce10"/>
          <table:table-cell table:style-name="ce7" table:number-columns-repeated="5"/>
          <table:table-cell table:number-columns-repeated="100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string" calcext:value-type="string">
            <text:p><text:s/>Water Nutrients <text:s text:c="35"/></text:p>
          </table:table-cell>
          <table:table-cell table:style-name="ce7" table:number-columns-repeated="3"/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style-name="ce1" office:value-type="string" calcext:value-type="string">
            <text:p>Seawater Sampling</text:p>
          </table:table-cell>
          <table:table-cell table:style-name="ce7" table:number-columns-repeated="5"/>
          <table:table-cell table:number-columns-repeated="100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string" calcext:value-type="string">
            <text:p><text:s/>Water Properties <text:s text:c="34"/></text:p>
          </table:table-cell>
          <table:table-cell table:style-name="ce7" table:number-columns-repeated="3"/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style-name="ce1" office:value-type="string" calcext:value-type="string">
            <text:p>Seawater Sampling</text:p>
          </table:table-cell>
          <table:table-cell table:style-name="ce7" table:number-columns-repeated="5"/>
          <table:table-cell table:number-columns-repeated="100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string" calcext:value-type="string">
            <text:p>Water Sampling</text:p>
          </table:table-cell>
          <table:table-cell table:style-name="ce8" office:value-type="string" calcext:value-type="string">
            <text:p>Oceanography</text:p>
          </table:table-cell>
          <table:table-cell table:style-name="ce3" office:value-type="float" office:value="124" calcext:value-type="float">
            <text:p>124</text:p>
          </table:table-cell>
          <table:table-cell table:number-columns-repeated="2"/>
          <table:table-cell table:style-name="ce8" table:number-columns-repeated="2"/>
          <table:table-cell table:style-name="ce1" office:value-type="string" calcext:value-type="string">
            <text:p>Seawater Sampling</text:p>
          </table:table-cell>
          <table:table-cell table:style-name="ce8" office:value-type="string" calcext:value-type="string">
            <text:p>Seawater Sampling</text:p>
          </table:table-cell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string" calcext:value-type="string">
            <text:p>PARASOL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PARASOL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string" calcext:value-type="string">
            <text:p>Human Health <text:s text:c="38"/></text:p>
          </table:table-cell>
          <table:table-cell table:style-name="ce8"/>
          <table:table-cell table:number-columns-repeated="2"/>
          <table:table-cell table:style-name="ce3" office:value-type="string" calcext:value-type="string">
            <text:p>Human Health <text:s text:c="38"/>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string" calcext:value-type="string">
            <text:p>Forcing Data</text:p>
          </table:table-cell>
          <table:table-cell table:style-name="ce8" office:value-type="string" calcext:value-type="string">
            <text:p>Model</text:p>
          </table:table-cell>
          <table:table-cell table:style-name="ce3" office:value-type="float" office:value="102" calcext:value-type="float">
            <text:p>102</text:p>
          </table:table-cell>
          <table:table-cell/>
          <table:table-cell table:style-name="ce1"/>
          <table:table-cell table:style-name="ce8" table:number-columns-repeated="2"/>
          <table:table-cell table:style-name="ce1" office:value-type="string" calcext:value-type="string">
            <text:p>Forcing Data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string" calcext:value-type="string">
            <text:p>UAV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UAV - Unmanned Aerial Vehicle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string" calcext:value-type="string">
            <text:p>GV Cloud Physics</text:p>
          </table:table-cell>
          <table:table-cell table:style-name="ce8" office:value-type="string" calcext:value-type="string">
            <text:p>Cloud Bulk and Microphysical Properties</text:p>
          </table:table-cell>
          <table:table-cell table:style-name="ce3" office:value-type="float" office:value="35" calcext:value-type="float">
            <text:p>35</text:p>
          </table:table-cell>
          <table:table-cell/>
          <table:table-cell table:style-name="ce1" office:value-type="string" calcext:value-type="string">
            <text:p>GV Cloud Physics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string" calcext:value-type="string">
            <text:p>Land Based Lightning</text:p>
          </table:table-cell>
          <table:table-cell table:style-name="ce8" office:value-type="string" calcext:value-type="string">
            <text:p>Land Based</text:p>
          </table:table-cell>
          <table:table-cell table:style-name="ce3" office:value-type="float" office:value="90" calcext:value-type="float">
            <text:p>90</text:p>
          </table:table-cell>
          <table:table-cell/>
          <table:table-cell table:style-name="ce1" office:value-type="string" calcext:value-type="string">
            <text:p>Lightning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string" calcext:value-type="string">
            <text:p>Marine Mammals</text:p>
          </table:table-cell>
          <table:table-cell table:style-name="ce8" office:value-type="string" calcext:value-type="string">
            <text:p>Biology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Mammals</text:p>
          </table:table-cell>
          <table:table-cell table:style-name="ce8" office:value-type="string" calcext:value-type="string">
            <text:p>Biology</text:p>
          </table:table-cell>
          <table:table-cell table:style-name="ce8" office:value-type="string" calcext:value-type="string">
            <text:p><text:s/>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string" calcext:value-type="string">
            <text:p>Seabirds</text:p>
          </table:table-cell>
          <table:table-cell table:style-name="ce8" office:value-type="string" calcext:value-type="string">
            <text:p>Biology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Seabirds</text:p>
          </table:table-cell>
          <table:table-cell table:style-name="ce8" office:value-type="string" calcext:value-type="string">
            <text:p>Biology</text:p>
          </table:table-cell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string" calcext:value-type="string">
            <text:p>Fish</text:p>
          </table:table-cell>
          <table:table-cell table:style-name="ce8" office:value-type="string" calcext:value-type="string">
            <text:p>Biology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Fish</text:p>
          </table:table-cell>
          <table:table-cell table:style-name="ce8" office:value-type="string" calcext:value-type="string">
            <text:p>Biology</text:p>
          </table:table-cell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string" calcext:value-type="string">
            <text:p>IMARPE R/V Jose Olaya</text:p>
          </table:table-cell>
          <table:table-cell table:style-name="ce8" office:value-type="string" calcext:value-type="string">
            <text:p>Ship Based</text:p>
          </table:table-cell>
          <table:table-cell table:style-name="ce3"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1" office:value-type="string" calcext:value-type="string">
            <text:p>IMARPE R/V Jose Olaya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2" office:value-type="float" office:value="257" calcext:value-type="float">
            <text:p>257</text:p>
          </table:table-cell>
          <table:table-cell table:style-name="ce3" office:value-type="string" calcext:value-type="string">
            <text:p>Accompanying Archives <text:s text:c="14"/></text:p>
          </table:table-cell>
          <table:table-cell table:style-name="ce7" table:number-columns-repeated="3"/>
          <table:table-cell table:style-name="ce1" office:value-type="string" calcext:value-type="string">
            <text:p>Accompanying Archives <text:s text:c="14"/>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10"/>
          <table:table-cell table:style-name="ce7" table:number-columns-repeated="5"/>
          <table:table-cell table:number-columns-repeated="1008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3" office:value-type="float" office:value="258" calcext:value-type="float">
            <text:p>258</text:p>
          </table:table-cell>
          <table:table-cell table:style-name="ce1" office:value-type="string" calcext:value-type="string">
            <text:p>Terrestrial Ecosystems</text:p>
          </table:table-cell>
          <table:table-cell table:style-name="ce8"/>
          <table:table-cell table:number-columns-repeated="2"/>
          <table:table-cell table:style-name="ce1" office:value-type="string" calcext:value-type="string">
            <text:p>Terrestrial Ecosystems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string" calcext:value-type="string">
            <text:p>Ecology</text:p>
          </table:table-cell>
          <table:table-cell table:style-name="ce8" office:value-type="string" calcext:value-type="string">
            <text:p>Biology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string" calcext:value-type="string">
            <text:p>keep parent as category, move child to biology</text:p>
          </table:table-cell>
          <table:table-cell table:style-name="ce1" office:value-type="string" calcext:value-type="string">
            <text:p>Ecology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string" calcext:value-type="string">
            <text:p>Short Wave Radiation</text:p>
          </table:table-cell>
          <table:table-cell table:style-name="ce8" office:value-type="string" calcext:value-type="string">
            <text:p>Radiation</text:p>
          </table:table-cell>
          <table:table-cell table:style-name="ce3" office:value-type="float" office:value="151" calcext:value-type="float">
            <text:p>151</text:p>
          </table:table-cell>
          <table:table-cell table:style-name="ce1" office:value-type="string" calcext:value-type="string">
            <text:p>change child to radiation</text:p>
          </table:table-cell>
          <table:table-cell table:style-name="ce1" office:value-type="string" calcext:value-type="string">
            <text:p>Radiation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62" calcext:value-type="float">
            <text:p>262</text:p>
          </table:table-cell>
          <table:table-cell table:style-name="ce1" office:value-type="string" calcext:value-type="string">
            <text:p>Snow and Land Ice</text:p>
          </table:table-cell>
          <table:table-cell table:style-name="ce8"/>
          <table:table-cell table:style-name="ce1" table:number-columns-repeated="2"/>
          <table:table-cell table:style-name="ce1" office:value-type="string" calcext:value-type="string">
            <text:p>Snow and Land Ice</text:p>
          </table:table-cell>
          <table:table-cell table:style-name="ce1" table:number-columns-repeated="8"/>
          <table:table-cell table:number-columns-repeated="100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string" calcext:value-type="string">
            <text:p>Land Ice <text:s text:c="42"/></text:p>
          </table:table-cell>
          <table:table-cell table:style-name="ce8"/>
          <table:table-cell table:style-name="ce1" table:number-columns-repeated="2"/>
          <table:table-cell table:style-name="ce1" office:value-type="string" calcext:value-type="string">
            <text:p>Snow and Land Ice</text:p>
          </table:table-cell>
          <table:table-cell table:style-name="ce1" table:number-columns-repeated="8"/>
          <table:table-cell table:number-columns-repeated="100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string" calcext:value-type="string">
            <text:p>Sounding <text:s text:c="42"/></text:p>
          </table:table-cell>
          <table:table-cell table:style-name="ce8"/>
          <table:table-cell table:style-name="ce1" table:number-columns-repeated="2"/>
          <table:table-cell/>
          <table:table-cell table:style-name="ce1" table:number-columns-repeated="2"/>
          <table:table-cell table:style-name="ce1" office:value-type="string" calcext:value-type="string">
            <text:p>sounding</text:p>
          </table:table-cell>
          <table:table-cell table:style-name="ce1" table:number-columns-repeated="2"/>
          <table:table-cell table:style-name="ce1" office:value-type="string" calcext:value-type="string">
            <text:p>is lower case</text:p>
          </table:table-cell>
          <table:table-cell table:style-name="ce1" table:number-columns-repeated="2"/>
          <table:table-cell table:number-columns-repeated="100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string" calcext:value-type="string">
            <text:p>Analysis and Assimilation <text:s text:c="25"/></text:p>
          </table:table-cell>
          <table:table-cell table:style-name="ce8"/>
          <table:table-cell table:style-name="ce1" table:number-columns-repeated="5"/>
          <table:table-cell table:style-name="ce1" office:value-type="string" calcext:value-type="string">
            <text:p>Analysis</text:p>
          </table:table-cell>
          <table:table-cell table:style-name="ce1" table:number-columns-repeated="5"/>
          <table:table-cell table:number-columns-repeated="100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string" calcext:value-type="string">
            <text:p>NERC Dornier 228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NERC Dornier 228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string" calcext:value-type="string">
            <text:p>CIRPAS Twin Otter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CIRPAS Twin Otter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string" calcext:value-type="string">
            <text:p>DOTSTAR ASTRA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DOTSTAR ASTR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string" calcext:value-type="string">
            <text:p>Aerosols <text:s text:c="42"/></text:p>
          </table:table-cell>
          <table:table-cell table:style-name="ce8"/>
          <table:table-cell table:number-columns-repeated="2"/>
          <table:table-cell table:style-name="ce3" office:value-type="string" calcext:value-type="string">
            <text:p>Aerosols <text:s text:c="42"/>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2" office:value-type="float" office:value="275" calcext:value-type="float">
            <text:p>275</text:p>
          </table:table-cell>
          <table:table-cell table:style-name="ce1" office:value-type="string" calcext:value-type="string">
            <text:p>Forecast Text Products</text:p>
          </table:table-cell>
          <table:table-cell table:style-name="ce8" table:number-columns-repeated="3"/>
          <table:table-cell table:style-name="ce1" office:value-type="string" calcext:value-type="string">
            <text:p>Meteorology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5"/>
          <table:table-cell table:number-columns-repeated="100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string" calcext:value-type="string">
            <text:p>Google Earth</text:p>
          </table:table-cell>
          <table:table-cell table:style-name="ce8" office:value-type="string" calcext:value-type="string">
            <text:p>GIS</text:p>
          </table:table-cell>
          <table:table-cell table:style-name="ce3" office:value-type="float" office:value="57" calcext:value-type="float">
            <text:p>57</text:p>
          </table:table-cell>
          <table:table-cell/>
          <table:table-cell table:style-name="ce1" office:value-type="string" calcext:value-type="string">
            <text:p>GIS</text:p>
          </table:table-cell>
          <table:table-cell table:style-name="ce8" table:number-columns-repeated="2"/>
          <table:table-cell table:style-name="ce1" office:value-type="string" calcext:value-type="string">
            <text:p>Google Earth</text:p>
          </table:table-cell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string" calcext:value-type="string">
            <text:p>COAMPS</text:p>
          </table:table-cell>
          <table:table-cell table:style-name="ce8" office:value-type="string" calcext:value-type="string">
            <text:p>Model</text:p>
          </table:table-cell>
          <table:table-cell table:style-name="ce3" office:value-type="float" office:value="102" calcext:value-type="float">
            <text:p>102</text:p>
          </table:table-cell>
          <table:table-cell/>
          <table:table-cell table:style-name="ce1"/>
          <table:table-cell table:style-name="ce8" table:number-columns-repeated="2"/>
          <table:table-cell table:style-name="ce1" office:value-type="string" calcext:value-type="string">
            <text:p>COAMPS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string" calcext:value-type="string">
            <text:p>ECMWF</text:p>
          </table:table-cell>
          <table:table-cell table:style-name="ce8" office:value-type="string" calcext:value-type="string">
            <text:p>Model</text:p>
          </table:table-cell>
          <table:table-cell table:style-name="ce3" office:value-type="float" office:value="102" calcext:value-type="float">
            <text:p>102</text:p>
          </table:table-cell>
          <table:table-cell/>
          <table:table-cell table:style-name="ce1"/>
          <table:table-cell table:style-name="ce8" table:number-columns-repeated="2"/>
          <table:table-cell table:style-name="ce1" office:value-type="string" calcext:value-type="string">
            <text:p>ECMWF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string" calcext:value-type="string">
            <text:p>GFS</text:p>
          </table:table-cell>
          <table:table-cell table:style-name="ce8" office:value-type="string" calcext:value-type="string">
            <text:p>Model</text:p>
          </table:table-cell>
          <table:table-cell table:style-name="ce3" office:value-type="float" office:value="102" calcext:value-type="float">
            <text:p>102</text:p>
          </table:table-cell>
          <table:table-cell/>
          <table:table-cell table:style-name="ce1"/>
          <table:table-cell table:style-name="ce8" table:number-columns-repeated="2"/>
          <table:table-cell table:style-name="ce1" office:value-type="string" calcext:value-type="string">
            <text:p>NCEP Global Forecast System Model (GFS)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string" calcext:value-type="string">
            <text:p>NOGAPS</text:p>
          </table:table-cell>
          <table:table-cell table:style-name="ce8" office:value-type="string" calcext:value-type="string">
            <text:p>Model</text:p>
          </table:table-cell>
          <table:table-cell table:style-name="ce3" office:value-type="float" office:value="102" calcext:value-type="float">
            <text:p>102</text:p>
          </table:table-cell>
          <table:table-cell/>
          <table:table-cell table:style-name="ce1"/>
          <table:table-cell table:style-name="ce8" table:number-columns-repeated="2"/>
          <table:table-cell table:style-name="ce1" office:value-type="string" calcext:value-type="string">
            <text:p>Model, NOGAPS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string" calcext:value-type="string">
            <text:p>GFO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GFO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string" calcext:value-type="string">
            <text:p>MTSAT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string" calcext:value-type="string">
            <text:p>after merge subdivide these </text:p>
          </table:table-cell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MTSAT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string" calcext:value-type="string">
            <text:p>TOPEX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TOPEX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string" calcext:value-type="string">
            <text:p>Driftsonde</text:p>
          </table:table-cell>
          <table:table-cell table:style-name="ce8" office:value-type="string" calcext:value-type="string">
            <text:p>Upper Air</text:p>
          </table:table-cell>
          <table:table-cell table:style-name="ce3" office:value-type="float" office:value="197" calcext:value-type="float">
            <text:p>197</text:p>
          </table:table-cell>
          <table:table-cell/>
          <table:table-cell table:style-name="ce1" office:value-type="string" calcext:value-type="string">
            <text:p>Upper Air</text:p>
          </table:table-cell>
          <table:table-cell table:style-name="ce8" table:number-columns-repeated="2"/>
          <table:table-cell table:style-name="ce1" office:value-type="string" calcext:value-type="string">
            <text:p>Driftsonde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string" calcext:value-type="string">
            <text:p>OPCsonde</text:p>
          </table:table-cell>
          <table:table-cell table:style-name="ce8" office:value-type="string" calcext:value-type="string">
            <text:p>Upper Air</text:p>
          </table:table-cell>
          <table:table-cell table:style-name="ce3" office:value-type="float" office:value="197" calcext:value-type="float">
            <text:p>197</text:p>
          </table:table-cell>
          <table:table-cell/>
          <table:table-cell table:style-name="ce1" office:value-type="string" calcext:value-type="string">
            <text:p>Upper Air</text:p>
          </table:table-cell>
          <table:table-cell table:style-name="ce8" table:number-columns-repeated="2"/>
          <table:table-cell table:style-name="ce1" office:value-type="string" calcext:value-type="string">
            <text:p>Radiosondes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string" calcext:value-type="string">
            <text:p>JASON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Satellite, Jason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string" calcext:value-type="string">
            <text:p>WindSat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Satellite, WindSat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string" calcext:value-type="string">
            <text:p>MetOp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string" calcext:value-type="string">
            <text:p>after merge subdivide these in MetOP-n </text:p>
          </table:table-cell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MetOp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string" calcext:value-type="string">
            <text:p>Sounding Composites</text:p>
          </table:table-cell>
          <table:table-cell table:style-name="ce8" office:value-type="string" calcext:value-type="string">
            <text:p>Upper Air</text:p>
          </table:table-cell>
          <table:table-cell table:style-name="ce3" office:value-type="float" office:value="197" calcext:value-type="float">
            <text:p>197</text:p>
          </table:table-cell>
          <table:table-cell/>
          <table:table-cell table:style-name="ce1" office:value-type="string" calcext:value-type="string">
            <text:p>Upper Air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string" calcext:value-type="string">
            <text:p>COSMIC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COSMIC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string" calcext:value-type="string">
            <text:p>AMSR-E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AMSR-E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string" calcext:value-type="string">
            <text:p>1-hz data</text:p>
          </table:table-cell>
          <table:table-cell table:style-name="ce8" office:value-type="string" calcext:value-type="string">
            <text:p>CIRPAS TwinOtter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string" calcext:value-type="string">
            <text:p>delete</text:p>
          </table:table-cell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string" calcext:value-type="string">
            <text:p>10-hz data</text:p>
          </table:table-cell>
          <table:table-cell table:style-name="ce8" office:value-type="string" calcext:value-type="string">
            <text:p>CIRPAS TwinOtter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string" calcext:value-type="string">
            <text:p>delete</text:p>
          </table:table-cell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string" calcext:value-type="string">
            <text:p>40-hz data</text:p>
          </table:table-cell>
          <table:table-cell table:style-name="ce8" office:value-type="string" calcext:value-type="string">
            <text:p>CIRPAS TwinOtter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string" calcext:value-type="string">
            <text:p>delete</text:p>
          </table:table-cell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string" calcext:value-type="string">
            <text:p>100-hz data</text:p>
          </table:table-cell>
          <table:table-cell table:style-name="ce8" office:value-type="string" calcext:value-type="string">
            <text:p>CIRPAS TwinOtter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string" calcext:value-type="string">
            <text:p>delete</text:p>
          </table:table-cell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string" calcext:value-type="string">
            <text:p>1000-hz data</text:p>
          </table:table-cell>
          <table:table-cell table:style-name="ce8" office:value-type="string" calcext:value-type="string">
            <text:p>CIRPAS TwinOtter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string" calcext:value-type="string">
            <text:p>delete</text:p>
          </table:table-cell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string" calcext:value-type="string">
            <text:p>DWD COSMO</text:p>
          </table:table-cell>
          <table:table-cell table:style-name="ce8" office:value-type="string" calcext:value-type="string">
            <text:p>Model</text:p>
          </table:table-cell>
          <table:table-cell table:style-name="ce3" office:value-type="float" office:value="102" calcext:value-type="float">
            <text:p>102</text:p>
          </table:table-cell>
          <table:table-cell/>
          <table:table-cell table:style-name="ce1"/>
          <table:table-cell table:style-name="ce8" table:number-columns-repeated="2"/>
          <table:table-cell table:style-name="ce1" office:value-type="string" calcext:value-type="string">
            <text:p>DWD COSMO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string" calcext:value-type="string">
            <text:p>JMA</text:p>
          </table:table-cell>
          <table:table-cell table:style-name="ce8" office:value-type="string" calcext:value-type="string">
            <text:p>Model</text:p>
          </table:table-cell>
          <table:table-cell table:style-name="ce3" office:value-type="float" office:value="102" calcext:value-type="float">
            <text:p>102</text:p>
          </table:table-cell>
          <table:table-cell/>
          <table:table-cell table:style-name="ce1"/>
          <table:table-cell table:style-name="ce8" table:number-columns-repeated="2"/>
          <table:table-cell table:style-name="ce1" office:value-type="string" calcext:value-type="string">
            <text:p>JMA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ArcticRIMS</text:p>
          </table:table-cell>
          <table:table-cell table:style-name="ce8" office:value-type="string" calcext:value-type="string">
            <text:p>Accompanying Archives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string" calcext:value-type="string">
            <text:p>remove parent</text:p>
          </table:table-cell>
          <table:table-cell table:style-name="ce1" office:value-type="string" calcext:value-type="string">
            <text:p>Accompanying Archives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2"/>
          <table:table-cell table:style-name="ce3" office:value-type="string" calcext:value-type="string">
            <text:p>ArcticRIMS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string" calcext:value-type="string">
            <text:p>Historical Collection <text:s text:c="29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ADCP</text:p>
          </table:table-cell>
          <table:table-cell table:style-name="ce8" office:value-type="string" calcext:value-type="string">
            <text:p>Oceanography</text:p>
          </table:table-cell>
          <table:table-cell table:style-name="ce3" office:value-type="float" office:value="124" calcext:value-type="float">
            <text:p>124</text:p>
          </table:table-cell>
          <table:table-cell/>
          <table:table-cell table:style-name="ce1"/>
          <table:table-cell table:style-name="ce8" table:number-columns-repeated="2"/>
          <table:table-cell table:style-name="ce1" office:value-type="string" calcext:value-type="string">
            <text:p>ADCP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Canadian Archipelago Throughflow Study (CATS)</text:p>
          </table:table-cell>
          <table:table-cell table:style-name="ce8" office:value-type="string" calcext:value-type="string">
            <text:p>Accompanying Archives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string" calcext:value-type="string">
            <text:p>remove parent</text:p>
          </table:table-cell>
          <table:table-cell table:style-name="ce1" office:value-type="string" calcext:value-type="string">
            <text:p>Accompanying Archives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2"/>
          <table:table-cell table:style-name="ce3" office:value-type="string" calcext:value-type="string">
            <text:p>Canadian Archipelago Throughflow Study (CATS)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string" calcext:value-type="string">
            <text:p>Radiometer</text:p>
          </table:table-cell>
          <table:table-cell table:style-name="ce8" office:value-type="string" calcext:value-type="string">
            <text:p>Upper Air</text:p>
          </table:table-cell>
          <table:table-cell table:style-name="ce3" office:value-type="float" office:value="197" calcext:value-type="float">
            <text:p>197</text:p>
          </table:table-cell>
          <table:table-cell/>
          <table:table-cell table:style-name="ce1" office:value-type="string" calcext:value-type="string">
            <text:p>Upper Air</text:p>
          </table:table-cell>
          <table:table-cell table:style-name="ce8" table:number-columns-repeated="2"/>
          <table:table-cell table:style-name="ce1" office:value-type="string" calcext:value-type="string">
            <text:p>Radiometer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string" calcext:value-type="string">
            <text:p>ASCAT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ASCAT</text:p>
          </table:table-cell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string" calcext:value-type="string">
            <text:p>UKMET</text:p>
          </table:table-cell>
          <table:table-cell table:style-name="ce8" office:value-type="string" calcext:value-type="string">
            <text:p>Model</text:p>
          </table:table-cell>
          <table:table-cell table:style-name="ce3" office:value-type="float" office:value="102" calcext:value-type="float">
            <text:p>102</text:p>
          </table:table-cell>
          <table:table-cell/>
          <table:table-cell table:style-name="ce1"/>
          <table:table-cell table:style-name="ce8" table:number-columns-repeated="2"/>
          <table:table-cell table:style-name="ce1" office:value-type="string" calcext:value-type="string">
            <text:p>UKMET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string" calcext:value-type="string">
            <text:p>RSMAS</text:p>
          </table:table-cell>
          <table:table-cell table:style-name="ce8" office:value-type="string" calcext:value-type="string">
            <text:p>Model</text:p>
          </table:table-cell>
          <table:table-cell table:style-name="ce3" office:value-type="float" office:value="102" calcext:value-type="float">
            <text:p>102</text:p>
          </table:table-cell>
          <table:table-cell/>
          <table:table-cell table:style-name="ce1"/>
          <table:table-cell table:style-name="ce8" table:number-columns-repeated="2"/>
          <table:table-cell table:style-name="ce1" office:value-type="string" calcext:value-type="string">
            <text:p>RSMAS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<text:s/>Paleoclimatology <text:s text:c="34"/></text:p>
          </table:table-cell>
          <table:table-cell table:style-name="ce8"/>
          <table:table-cell table:number-columns-repeated="2"/>
          <table:table-cell table:style-name="ce3" office:value-type="string" calcext:value-type="string">
            <text:p><text:s/>Paleoclimatology <text:s text:c="34"/>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string" calcext:value-type="string">
            <text:p>SPEC Learjet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SPEC Learjet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string" calcext:value-type="string">
            <text:p>Local and Traditional Knowledge <text:s text:c="19"/></text:p>
          </table:table-cell>
          <table:table-cell table:style-name="ce8"/>
          <table:table-cell table:number-columns-repeated="2"/>
          <table:table-cell table:style-name="ce3" office:value-type="string" calcext:value-type="string">
            <text:p>Local and Traditional Knowledge <text:s text:c="19"/>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string" calcext:value-type="string">
            <text:p>R/V Mirai</text:p>
          </table:table-cell>
          <table:table-cell table:style-name="ce8" office:value-type="string" calcext:value-type="string">
            <text:p>Ship Based</text:p>
          </table:table-cell>
          <table:table-cell table:style-name="ce3"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1" office:value-type="string" calcext:value-type="string">
            <text:p>R/V Mirai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string" calcext:value-type="string">
            <text:p>R/V Baruna Jaya</text:p>
          </table:table-cell>
          <table:table-cell table:style-name="ce8" office:value-type="string" calcext:value-type="string">
            <text:p>Ship Based</text:p>
          </table:table-cell>
          <table:table-cell table:style-name="ce3"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1" office:value-type="string" calcext:value-type="string">
            <text:p>R/V Baruna Jaya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CNES Falcon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CNES Falcon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string" calcext:value-type="string">
            <text:p>NOAA Twin Otter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NOAA Twin Otter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<text:s/>Albedo <text:s text:c="44"/></text:p>
          </table:table-cell>
          <table:table-cell table:style-name="ce8"/>
          <table:table-cell table:number-columns-repeated="2"/>
          <table:table-cell table:style-name="ce2" office:value-type="string" calcext:value-type="string">
            <text:p>Radiation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<text:s/>Magnetic Field <text:s text:c="36"/></text:p>
          </table:table-cell>
          <table:table-cell table:style-name="ce8"/>
          <table:table-cell table:number-columns-repeated="2"/>
          <table:table-cell table:style-name="ce2" office:value-type="string" calcext:value-type="string">
            <text:p>Magnetic Field <text:s text:c="36"/>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<text:s/>Lightning <text:s text:c="41"/></text:p>
          </table:table-cell>
          <table:table-cell table:style-name="ce8"/>
          <table:table-cell table:number-columns-repeated="2"/>
          <table:table-cell table:style-name="ce1" office:value-type="string" calcext:value-type="string">
            <text:p>Lightning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string" calcext:value-type="string">
            <text:p>Satellite:OPC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Satellite, OPC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string" calcext:value-type="string">
            <text:p>Kalpana-1</text:p>
          </table:table-cell>
          <table:table-cell table:style-name="ce8" office:value-type="string" calcext:value-type="string">
            <text:p>Satellite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Satellite</text:p>
          </table:table-cell>
          <table:table-cell table:style-name="ce8" table:number-columns-repeated="2"/>
          <table:table-cell table:style-name="ce1" office:value-type="string" calcext:value-type="string">
            <text:p>Satellite, Kalpana-1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string" calcext:value-type="string">
            <text:p>Carbon Dioxide Information Analysis Center (CDIAC)</text:p>
          </table:table-cell>
          <table:table-cell table:style-name="ce8" office:value-type="string" calcext:value-type="string">
            <text:p>Accompanying Archives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string" calcext:value-type="string">
            <text:p>remove parent</text:p>
          </table:table-cell>
          <table:table-cell table:style-name="ce1" office:value-type="string" calcext:value-type="string">
            <text:p>Accompanying Archives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2"/>
          <table:table-cell table:style-name="ce3" office:value-type="string" calcext:value-type="string">
            <text:p>Carbon Dioxide Information Analysis Center (CDIAC)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string" calcext:value-type="string">
            <text:p>Mammals</text:p>
          </table:table-cell>
          <table:table-cell table:style-name="ce8" office:value-type="string" calcext:value-type="string">
            <text:p>Biology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Mammals</text:p>
          </table:table-cell>
          <table:table-cell table:style-name="ce8" office:value-type="string" calcext:value-type="string">
            <text:p>Biology</text:p>
          </table:table-cell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string" calcext:value-type="string">
            <text:p>SUNY-Stony Brook Long-EZ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SUNY-Stony Brook Long-EZ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string" calcext:value-type="string">
            <text:p>Purdue University Beechcraft 76 Duchess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Purdue University Duchess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string" calcext:value-type="string">
            <text:p>NASA Globa lHawk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NASA Globa lHawk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string" calcext:value-type="string">
            <text:p>SAFIRE Falcon 20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SAFIRE French Falcon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string" calcext:value-type="string">
            <text:p>Phytoplankton</text:p>
          </table:table-cell>
          <table:table-cell table:style-name="ce8" office:value-type="string" calcext:value-type="string">
            <text:p>Biology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Plankton</text:p>
          </table:table-cell>
          <table:table-cell table:style-name="ce8" office:value-type="string" calcext:value-type="string">
            <text:p>Biology</text:p>
          </table:table-cell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string" calcext:value-type="string">
            <text:p>Zooplankton</text:p>
          </table:table-cell>
          <table:table-cell table:style-name="ce8" office:value-type="string" calcext:value-type="string">
            <text:p>Biology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Plankton</text:p>
          </table:table-cell>
          <table:table-cell table:style-name="ce8" office:value-type="string" calcext:value-type="string">
            <text:p>Biology</text:p>
          </table:table-cell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string" calcext:value-type="string">
            <text:p>Chlorophyll <text:s text:c="39"/></text:p>
          </table:table-cell>
          <table:table-cell table:style-name="ce8" office:value-type="string" calcext:value-type="string">
            <text:p>Biology</text:p>
          </table:table-cell>
          <table:table-cell table:number-columns-repeated="2"/>
          <table:table-cell table:style-name="ce3" office:value-type="string" calcext:value-type="string">
            <text:p>Biology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string" calcext:value-type="string">
            <text:p>UMD Cessna 402B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UMD Cessna 402B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3" office:value-type="string" calcext:value-type="string">
            <text:p>add "Aircraft, "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don't u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string" calcext:value-type="string">
            <text:p><text:s/>Project <text:s text:c="43"/></text:p>
          </table:table-cell>
          <table:table-cell table:style-name="ce8"/>
          <table:table-cell/>
          <table:table-cell table:style-name="ce3" office:value-type="string" calcext:value-type="string">
            <text:p>don't use, bad one for DBO only</text:p>
          </table:table-cell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don't u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string" calcext:value-type="string">
            <text:p><text:s/>Dataset <text:s text:c="43"/></text:p>
          </table:table-cell>
          <table:table-cell table:style-name="ce8"/>
          <table:table-cell/>
          <table:table-cell table:style-name="ce3" office:value-type="string" calcext:value-type="string">
            <text:p>don't use, bad one for DBO only</text:p>
          </table:table-cell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string" calcext:value-type="string">
            <text:p>Macrofauna</text:p>
          </table:table-cell>
          <table:table-cell table:style-name="ce8" office:value-type="string" calcext:value-type="string">
            <text:p>Biology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Biology</text:p>
          </table:table-cell>
          <table:table-cell table:style-name="ce8" office:value-type="string" calcext:value-type="string">
            <text:p>Biology</text:p>
          </table:table-cell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string" calcext:value-type="string">
            <text:p>Epifauna</text:p>
          </table:table-cell>
          <table:table-cell table:style-name="ce8" office:value-type="string" calcext:value-type="string">
            <text:p>Biology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Epifauna</text:p>
          </table:table-cell>
          <table:table-cell table:style-name="ce8" office:value-type="string" calcext:value-type="string">
            <text:p>Biology</text:p>
          </table:table-cell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string" calcext:value-type="string">
            <text:p>Marine Mammal Watch</text:p>
          </table:table-cell>
          <table:table-cell table:style-name="ce8" office:value-type="string" calcext:value-type="string">
            <text:p>Biology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change</text:p>
          </table:table-cell>
          <table:table-cell table:style-name="ce1" office:value-type="string" calcext:value-type="string">
            <text:p>mammals</text:p>
          </table:table-cell>
          <table:table-cell table:style-name="ce8" office:value-type="string" calcext:value-type="string">
            <text:p>Biology</text:p>
          </table:table-cell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string" calcext:value-type="string">
            <text:p>Marine Mammal Survey</text:p>
          </table:table-cell>
          <table:table-cell table:style-name="ce8" office:value-type="string" calcext:value-type="string">
            <text:p>Biology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change</text:p>
          </table:table-cell>
          <table:table-cell table:style-name="ce1" office:value-type="string" calcext:value-type="string">
            <text:p>mammals</text:p>
          </table:table-cell>
          <table:table-cell table:style-name="ce8" office:value-type="string" calcext:value-type="string">
            <text:p>Biology</text:p>
          </table:table-cell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string" calcext:value-type="string">
            <text:p>Marine Mammal Acoustics</text:p>
          </table:table-cell>
          <table:table-cell table:style-name="ce9" office:value-type="string" calcext:value-type="string">
            <text:p>Biology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change</text:p>
          </table:table-cell>
          <table:table-cell table:style-name="ce1" office:value-type="string" calcext:value-type="string">
            <text:p>mammals</text:p>
          </table:table-cell>
          <table:table-cell table:style-name="ce8" office:value-type="string" calcext:value-type="string">
            <text:p>Biology</text:p>
          </table:table-cell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string" calcext:value-type="string">
            <text:p>Education &amp; Outreach <text:s text:c="30"/></text:p>
          </table:table-cell>
          <table:table-cell table:style-name="ce9"/>
          <table:table-cell table:number-columns-repeated="2"/>
          <table:table-cell table:style-name="ce3" office:value-type="string" calcext:value-type="string">
            <text:p>Education &amp; Outreach <text:s text:c="30"/>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string" calcext:value-type="string">
            <text:p>NASA WB-57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NASA WB-57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string" calcext:value-type="string">
            <text:p>NRC Convair 580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NRC Convair 580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string" calcext:value-type="string">
            <text:p>Honeywell B757</text:p>
          </table:table-cell>
          <table:table-cell table:style-name="ce8" office:value-type="string" calcext:value-type="string">
            <text:p>Aircraft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Aircraft, Honeywell B757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3" office:value-type="string" calcext:value-type="string">
            <text:p>add "Aircraft, "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string" calcext:value-type="string">
            <text:p>R/V Investigator</text:p>
          </table:table-cell>
          <table:table-cell table:style-name="ce8" office:value-type="string" calcext:value-type="string">
            <text:p>Ship Based</text:p>
          </table:table-cell>
          <table:table-cell table:style-name="ce3"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1" office:value-type="string" calcext:value-type="string">
            <text:p>RV Investigator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string" calcext:value-type="string">
            <text:p>RSV Aurora Australis</text:p>
          </table:table-cell>
          <table:table-cell table:style-name="ce8" office:value-type="string" calcext:value-type="string">
            <text:p>Ship Based</text:p>
          </table:table-cell>
          <table:table-cell table:style-name="ce3"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1" office:value-type="string" calcext:value-type="string">
            <text:p>RSV Aurora Australis</text:p>
          </table:table-cell>
          <table:table-cell table:style-name="ce8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OS-94 <text:s text:c="44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2"/>
          <table:table-cell table:style-name="ce3" office:value-type="string" calcext:value-type="string">
            <text:p>AOS-94 <text:s text:c="44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WS-02 <text:s text:c="44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2"/>
          <table:table-cell table:style-name="ce3" office:value-type="string" calcext:value-type="string">
            <text:p>AWS-02 <text:s text:c="44"/>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HLY-02-01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1" office:value-type="string" calcext:value-type="string">
            <text:p>HLY-02-01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HLY-02-03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1" office:value-type="string" calcext:value-type="string">
            <text:p>HLY-02-03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HLY-03-03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1" office:value-type="string" calcext:value-type="string">
            <text:p>HLY-03-03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HLY-04-02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1" office:value-type="string" calcext:value-type="string">
            <text:p>HLY-04-02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HLY-04-03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1" office:value-type="string" calcext:value-type="string">
            <text:p>HLY-04-03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HLY-04-04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1" office:value-type="string" calcext:value-type="string">
            <text:p>HLY-04-04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HX-235 <text:s text:c="44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HX-235 <text:s text:c="44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HX-250 <text:s text:c="44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HX-250 <text:s text:c="44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HX-260 <text:s text:c="44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HX-260 <text:s text:c="44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HX-274 <text:s text:c="44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HX-274 <text:s text:c="44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HX-290 <text:s text:c="44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HX-290 <text:s text:c="44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Hurricane Katrina <text:s text:c="33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Hurricane Katrina <text:s text:c="33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Hurricane Ophelia <text:s text:c="33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Hurricane Ophelia <text:s text:c="33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Hurricane Rita <text:s text:c="36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Hurricane Rita <text:s text:c="36"/>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12" calcext:value-type="float">
            <text:p>112</text:p>
          </table:table-cell>
          <table:table-cell table:style-name="ce1" office:value-type="string" calcext:value-type="string">
            <text:p>NBP03-04a</text:p>
          </table:table-cell>
          <table:table-cell table:style-name="ce8"/>
          <table:table-cell table:style-name="ce1" table:number-columns-repeated="10"/>
          <table:table-cell table:style-name="ce1" office:value-type="string" calcext:value-type="string">
            <text:p>NBP03-04a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string" calcext:value-type="string">
            <text:p>Hurricane Wilma <text:s text:c="35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Hurricane Wilma <text:s text:c="35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string" calcext:value-type="string">
            <text:p>Hurricane Gert <text:s text:c="36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Hurricane Gert <text:s text:c="36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string" calcext:value-type="string">
            <text:p>Hurricane Dennis <text:s text:c="34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Hurricane Dennis <text:s text:c="34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string" calcext:value-type="string">
            <text:p><text:s/>Hurricane Emily <text:s text:c="35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Hurricane Emily <text:s text:c="35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string" calcext:value-type="string">
            <text:p><text:s/>HLY-03-01 <text:s text:c="41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HLY-03-01 <text:s text:c="41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string" calcext:value-type="string">
            <text:p><text:s/>2003-14 <text:s text:c="43"/></text:p>
          </table:table-cell>
          <table:table-cell table:style-name="ce8" table:number-columns-repeated="3"/>
          <table:table-cell table:style-name="ce1" office:value-type="string" calcext:value-type="string">
            <text:p>Aircraft</text:p>
          </table:table-cell>
          <table:table-cell table:style-name="ce8" table:number-columns-repeated="2"/>
          <table:table-cell table:style-name="ce1" office:value-type="string" calcext:value-type="string">
            <text:p>Helicopter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string" calcext:value-type="string">
            <text:p><text:s/>1995 VORTEX <text:s text:c="39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1995 VORTEX <text:s text:c="39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string" calcext:value-type="string">
            <text:p><text:s/>1994 VORTEX <text:s text:c="39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1994 VORTEX <text:s text:c="39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string" calcext:value-type="string">
            <text:p><text:s/>2003 JPOLE/TELEX <text:s text:c="34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2003 JPOLE/TELEX <text:s text:c="34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string" calcext:value-type="string">
            <text:p><text:s/>2003 TELEX <text:s text:c="40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2003 TELEX <text:s text:c="40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string" calcext:value-type="string">
            <text:p><text:s/>2000 STEPS <text:s text:c="40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2000 STEPS <text:s text:c="40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string" calcext:value-type="string">
            <text:p><text:s/>1999 TCAD <text:s text:c="41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1999 TCAD <text:s text:c="41"/>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string" calcext:value-type="string">
            <text:p><text:s/>1997 NMEX <text:s text:c="41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1997 NMEX <text:s text:c="41"/>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string" calcext:value-type="string">
            <text:p><text:s/>1994 TEXARC <text:s text:c="39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1994 TEXARC <text:s text:c="39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string" calcext:value-type="string">
            <text:p><text:s/>1993 NDTE <text:s text:c="41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1993 NDTE <text:s text:c="41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string" calcext:value-type="string">
            <text:p><text:s/>1992 RAPS <text:s text:c="41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1992 RAPS <text:s text:c="41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string" calcext:value-type="string">
            <text:p><text:s/>1991 CaPE <text:s text:c="41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1991 CaPE <text:s text:c="41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string" calcext:value-type="string">
            <text:p><text:s/>1991 COPS <text:s text:c="41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1991 COPS <text:s text:c="41"/>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string" calcext:value-type="string">
            <text:p><text:s/>1990 NMEX <text:s text:c="41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1990 NMEX <text:s text:c="41"/>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string" calcext:value-type="string">
            <text:p><text:s/>1998 MOLAS <text:s text:c="40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1998 MOLAS <text:s text:c="40"/>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string" calcext:value-type="string">
            <text:p><text:s/>1989 NDTP <text:s text:c="41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1989 NDTP <text:s text:c="41"/>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string" calcext:value-type="string">
            <text:p><text:s/>1989 PACE <text:s text:c="41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1989 PACE <text:s text:c="41"/>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string" calcext:value-type="string">
            <text:p><text:s/>1987 DICK <text:s text:c="41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1987 DICK <text:s text:c="41"/>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string" calcext:value-type="string">
            <text:p><text:s/>1986 COHMEX <text:s text:c="39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1986 COHMEX <text:s text:c="39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string" calcext:value-type="string">
            <text:p><text:s/>2003 CHILL-TEX <text:s text:c="36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2003 CHILL-TEX <text:s text:c="36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string" calcext:value-type="string">
            <text:p><text:s/>2002 CHILL-TEX <text:s text:c="36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2002 CHILL-TEX <text:s text:c="36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string" calcext:value-type="string">
            <text:p><text:s/>1998 TINT <text:s text:c="41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1998 TINT <text:s text:c="41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string" calcext:value-type="string">
            <text:p><text:s/>HLY-07-01 <text:s text:c="41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HLY-07-01 <text:s text:c="41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string" calcext:value-type="string">
            <text:p><text:s/>HLY-08-03 <text:s text:c="41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HLY-08-03 <text:s text:c="41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string" calcext:value-type="string">
            <text:p><text:s/>HLY-08-02 <text:s text:c="41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HLY-08-02 <text:s text:c="41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string" calcext:value-type="string">
            <text:p><text:s/>HLY-08-01 <text:s text:c="41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HLY-08-01 <text:s text:c="41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string" calcext:value-type="string">
            <text:p><text:s/>HLY-07-02 <text:s text:c="41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HLY-07-02 <text:s text:c="41"/>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do not us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string" calcext:value-type="string">
            <text:p><text:s/>BSIERP <text:s text:c="44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BSIERP <text:s text:c="44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<text:s/>HLY-09-01 <text:s text:c="41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HLY-09-01 <text:s text:c="41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<text:s/>HLY-09-02 <text:s text:c="41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HLY-09-02 <text:s text:c="41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<text:s/>KN195-10 <text:s text:c="42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KN195-10 <text:s text:c="42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string" calcext:value-type="string">
            <text:p><text:s/>HLY-06-01 <text:s text:c="41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HLY-06-01 <text:s text:c="41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string" calcext:value-type="string">
            <text:p><text:s/>PSEA-10-01 <text:s text:c="40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PSEA-10-01 <text:s text:c="40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<text:s/>TN-249 <text:s text:c="44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TN-249 <text:s text:c="44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<text:s/>TN-250 <text:s text:c="44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TN-250 <text:s text:c="44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string" calcext:value-type="string">
            <text:p><text:s/>Annika Marie <text:s text:c="38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Annika Marie <text:s text:c="38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string" calcext:value-type="string">
            <text:p><text:s/>USCGC Healy <text:s text:c="39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USCGC Healy <text:s text:c="39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string" calcext:value-type="string">
            <text:p><text:s/>F/V Mystery Bay <text:s text:c="35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F/V Mystery Bay <text:s text:c="35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string" calcext:value-type="string">
            <text:p><text:s/>Westward Wind <text:s text:c="37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Westward Wind <text:s text:c="37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string" calcext:value-type="string">
            <text:p><text:s/>Professor Khromov <text:s text:c="33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Professor Khromov <text:s text:c="33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string" calcext:value-type="string">
            <text:p><text:s/>Araon <text:s text:c="45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Araon <text:s text:c="45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string" calcext:value-type="string">
            <text:p><text:s/>R/V Aquila <text:s text:c="40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R/V Aquila <text:s text:c="40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string" calcext:value-type="string">
            <text:p><text:s/>Fairweather <text:s text:c="39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Fairweather <text:s text:c="39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string" calcext:value-type="string">
            <text:p><text:s/>Mirai <text:s text:c="45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Mirai <text:s text:c="45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string" calcext:value-type="string">
            <text:p><text:s/>CCGS Sir Wilfrid Laurier <text:s text:c="26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CCGS Sir Wilfrid Laurier <text:s text:c="26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string" calcext:value-type="string">
            <text:p><text:s/>Xuelong <text:s text:c="43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Xuelong <text:s text:c="43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string" calcext:value-type="string">
            <text:p><text:s/>Norseman II <text:s text:c="39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Norseman II <text:s text:c="39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string" calcext:value-type="string">
            <text:p><text:s/>I/B Oden <text:s text:c="42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I/B Oden <text:s text:c="42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string" calcext:value-type="string">
            <text:p><text:s/>Alaska Endeavor <text:s text:c="35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Alaska Endeavor <text:s text:c="35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string" calcext:value-type="string">
            <text:p><text:s/>Oscar Dyson <text:s text:c="39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Oscar Dyson <text:s text:c="39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string" calcext:value-type="string">
            <text:p><text:s/>CCGS Louis S. St-Laurent <text:s text:c="26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CCGS Louis S. St-Laurent <text:s text:c="26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string" calcext:value-type="string">
            <text:p><text:s/>CCGS Amundsen <text:s text:c="37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CCGS Amundsen <text:s text:c="37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string" calcext:value-type="string">
            <text:p><text:s/>R/V Moana Wave <text:s text:c="36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R/V Moana Wave <text:s text:c="36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string" calcext:value-type="string">
            <text:p><text:s/>Alaskan Enterprise <text:s text:c="32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Alaskan Enterprise <text:s text:c="32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string" calcext:value-type="string">
            <text:p><text:s/>Oshura-Maru <text:s text:c="39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Oshura-Maru <text:s text:c="39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string" calcext:value-type="string">
            <text:p><text:s/>2010 DBO <text:s text:c="42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2010 DBO <text:s text:c="42"/>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string" calcext:value-type="string">
            <text:p><text:s/>2011 DBO <text:s text:c="42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2011 DBO <text:s text:c="42"/>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string" calcext:value-type="string">
            <text:p><text:s/>2012 DBO <text:s text:c="42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2012 DBO <text:s text:c="42"/>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string" calcext:value-type="string">
            <text:p><text:s/>2013 DBO <text:s text:c="42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2013 DBO <text:s text:c="42"/>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string" calcext:value-type="string">
            <text:p><text:s/>2014 DBO <text:s text:c="42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2014 DBO <text:s text:c="42"/>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string" calcext:value-type="string">
            <text:p><text:s/>2015 DBO <text:s text:c="42"/></text:p>
          </table:table-cell>
          <table:table-cell table:style-name="ce8" table:number-columns-repeated="3"/>
          <table:table-cell table:style-name="ce1"/>
          <table:table-cell table:style-name="ce8" table:number-columns-repeated="2"/>
          <table:table-cell table:style-name="ce1"/>
          <table:table-cell table:style-name="ce8" table:number-columns-repeated="4"/>
          <table:table-cell table:style-name="ce3" office:value-type="string" calcext:value-type="string">
            <text:p><text:s/>2015 DBO <text:s text:c="42"/>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string" calcext:value-type="string">
            <text:p><text:s/>Alaskan Explorer <text:s text:c="34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Alaskan Explorer <text:s text:c="34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string" calcext:value-type="string">
            <text:p><text:s/>NOAA Ronald H. Brown <text:s text:c="30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NOAA Ronald H. Brown <text:s text:c="30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string" calcext:value-type="string">
            <text:p><text:s/>Viktor Buynitskiy <text:s text:c="33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Viktor Buynitskiy <text:s text:c="33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string" calcext:value-type="string">
            <text:p><text:s/>R/V Bristol Explorer <text:s text:c="30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R/V Bristol Explorer <text:s text:c="30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string" calcext:value-type="string">
            <text:p><text:s/>R/V Cape Flattery <text:s text:c="33"/></text:p>
          </table:table-cell>
          <table:table-cell table:style-name="ce8" table:number-columns-repeated="3"/>
          <table:table-cell table:style-name="ce1" office:value-type="string" calcext:value-type="string">
            <text:p>ship</text:p>
          </table:table-cell>
          <table:table-cell table:style-name="ce8" table:number-columns-repeated="2"/>
          <table:table-cell table:style-name="ce3" office:value-type="string" calcext:value-type="string">
            <text:p><text:s/>R/V Cape Flattery <text:s text:c="33"/></text:p>
          </table:table-cell>
          <table:table-cell table:style-name="ce8" table:number-columns-repeated="4"/>
          <table:table-cell table:style-name="ce1"/>
          <table:table-cell table:number-columns-repeated="1008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<text:s/>Alaska <text:s text:c="37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Alaska <text:s text:c="37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<text:s/>Alexandra Fiord <text:s text:c="28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Alexandra Fiord <text:s text:c="28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<text:s/>Arctic <text:s text:c="37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Arctic <text:s text:c="37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<text:s/>Arctic Ocean <text:s text:c="31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Arctic Ocean <text:s text:c="31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<text:s/>Atqasuk <text:s text:c="36"/></text:p>
          </table:table-cell>
          <table:table-cell table:style-name="ce8" office:value-type="string" calcext:value-type="string">
            <text:p>Alask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Atqasuk <text:s text:c="36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<text:s/>Audkuluheidi <text:s text:c="31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Audkuluheidi <text:s text:c="31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<text:s/>Barrow <text:s text:c="37"/></text:p>
          </table:table-cell>
          <table:table-cell table:style-name="ce8" office:value-type="string" calcext:value-type="string">
            <text:p>Alask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Barrow <text:s text:c="37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<text:s/>Bering Strait <text:s text:c="30"/></text:p>
          </table:table-cell>
          <table:table-cell table:style-name="ce8" office:value-type="string" calcext:value-type="string">
            <text:p>Alask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Bering Strait <text:s text:c="30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Bhubneshwar</text:p>
          </table:table-cell>
          <table:table-cell table:style-name="ce8" office:value-type="string" calcext:value-type="string">
            <text:p>Indi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Bhubneshwar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<text:s/>CENICA Iztapalapa <text:s text:c="26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CENICA Iztapalapa <text:s text:c="26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<text:s/>Canada <text:s text:c="37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Canada <text:s text:c="37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<text:s/>Circumpolar <text:s text:c="32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Circumpolar <text:s text:c="32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<text:s/>Council <text:s text:c="36"/></text:p>
          </table:table-cell>
          <table:table-cell table:style-name="ce8" office:value-type="string" calcext:value-type="string">
            <text:p>Alask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Council <text:s text:c="36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Delhi</text:p>
          </table:table-cell>
          <table:table-cell table:style-name="ce8" office:value-type="string" calcext:value-type="string">
            <text:p>Indi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Delhi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Dharward</text:p>
          </table:table-cell>
          <table:table-cell table:style-name="ce8" office:value-type="string" calcext:value-type="string">
            <text:p>Indi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Dharward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<text:s/>Diego Garcia <text:s text:c="31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Diego Garcia <text:s text:c="31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<text:s/>Finse <text:s text:c="38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Finse <text:s text:c="38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<text:s/>Global <text:s text:c="37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Global <text:s text:c="37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Goa</text:p>
          </table:table-cell>
          <table:table-cell table:style-name="ce8" office:value-type="string" calcext:value-type="string">
            <text:p>Indi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Goa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Hulule</text:p>
          </table:table-cell>
          <table:table-cell table:style-name="ce8" office:value-type="string" calcext:value-type="string">
            <text:p>Maldives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Hulule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<text:s/>Imnavait <text:s text:c="35"/></text:p>
          </table:table-cell>
          <table:table-cell table:style-name="ce8" office:value-type="string" calcext:value-type="string">
            <text:p>Alask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Imnavait <text:s text:c="35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<text:s/>India <text:s text:c="38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India <text:s text:c="38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<text:s/>Ivotuk <text:s text:c="37"/></text:p>
          </table:table-cell>
          <table:table-cell table:style-name="ce8" office:value-type="string" calcext:value-type="string">
            <text:p>Alask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Ivotuk <text:s text:c="37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Jodhpur</text:p>
          </table:table-cell>
          <table:table-cell table:style-name="ce8" office:value-type="string" calcext:value-type="string">
            <text:p>Indi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Jodhpur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KCO</text:p>
          </table:table-cell>
          <table:table-cell table:style-name="ce8" office:value-type="string" calcext:value-type="string">
            <text:p>Maldives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Kaashidhoo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Kodaikanal</text:p>
          </table:table-cell>
          <table:table-cell table:style-name="ce8" office:value-type="string" calcext:value-type="string">
            <text:p>Indi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Kodaikanal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<text:s/>Kougarok <text:s text:c="35"/></text:p>
          </table:table-cell>
          <table:table-cell table:style-name="ce8" office:value-type="string" calcext:value-type="string">
            <text:p>Alask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Kougarok <text:s text:c="35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<text:s/>Latnjajaure <text:s text:c="32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Latnjajaure <text:s text:c="32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<text:s/>Maldives <text:s text:c="35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Maldives <text:s text:c="35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<text:s/>Mauritius <text:s text:c="34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Mauritius <text:s text:c="34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Minicoy</text:p>
          </table:table-cell>
          <table:table-cell table:style-name="ce8" office:value-type="string" calcext:value-type="string">
            <text:p>Indi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Minicoy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Mt.Abu</text:p>
          </table:table-cell>
          <table:table-cell table:style-name="ce8" office:value-type="string" calcext:value-type="string">
            <text:p>Indi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Mt.Abu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Mumbai</text:p>
          </table:table-cell>
          <table:table-cell table:style-name="ce8" office:value-type="string" calcext:value-type="string">
            <text:p>Indi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Mumbai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Mysore</text:p>
          </table:table-cell>
          <table:table-cell table:style-name="ce8" office:value-type="string" calcext:value-type="string">
            <text:p>Indi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Mysore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Nagpur</text:p>
          </table:table-cell>
          <table:table-cell table:style-name="ce8" office:value-type="string" calcext:value-type="string">
            <text:p>Indi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Nagpur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<text:s/>Niwot Ridge <text:s text:c="32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Niwot Ridge <text:s text:c="32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string" calcext:value-type="string">
            <text:p><text:s/>North Slope <text:s text:c="32"/></text:p>
          </table:table-cell>
          <table:table-cell table:style-name="ce8" office:value-type="string" calcext:value-type="string">
            <text:p>Alask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North Slope <text:s text:c="32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<text:s/>Oumalik <text:s text:c="36"/></text:p>
          </table:table-cell>
          <table:table-cell table:style-name="ce8" office:value-type="string" calcext:value-type="string">
            <text:p>Alask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Oumalik <text:s text:c="36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string" calcext:value-type="string">
            <text:p><text:s/>Pachuca <text:s text:c="36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Pachuca <text:s text:c="36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string" calcext:value-type="string">
            <text:p>Pune</text:p>
          </table:table-cell>
          <table:table-cell table:style-name="ce8" office:value-type="string" calcext:value-type="string">
            <text:p>Indi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Pune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string" calcext:value-type="string">
            <text:p><text:s/>Russia <text:s text:c="37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Russia <text:s text:c="37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<text:s/>SHEBA Ice Camp <text:s text:c="29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SHEBA Ice Camp <text:s text:c="29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string" calcext:value-type="string">
            <text:p><text:s/>SHEBA Tower <text:s text:c="32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SHEBA Tower <text:s text:c="32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<text:s/>TM1 Santa Ana <text:s text:c="30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TM1 Santa Ana <text:s text:c="30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string" calcext:value-type="string">
            <text:p><text:s/>Seward Peninsula <text:s text:c="27"/></text:p>
          </table:table-cell>
          <table:table-cell table:style-name="ce8" office:value-type="string" calcext:value-type="string">
            <text:p>Alask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Seward Peninsula <text:s text:c="27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string" calcext:value-type="string">
            <text:p>Srinagar</text:p>
          </table:table-cell>
          <table:table-cell table:style-name="ce8" office:value-type="string" calcext:value-type="string">
            <text:p>Indi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Srinagar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string" calcext:value-type="string">
            <text:p><text:s/>Svalbard <text:s text:c="35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Svalbard <text:s text:c="35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string" calcext:value-type="string">
            <text:p><text:s/>T0 Instituto Mexicano del Petroleo (T0-IMP) 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T0 Instituto Mexicano del Petroleo (T0-IMP) 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string" calcext:value-type="string">
            <text:p><text:s/>T1 Universidad Tecnologica de Tecamac <text:s text:c="6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T1 Universidad Tecnologica de Tecamac <text:s text:c="6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string" calcext:value-type="string">
            <text:p><text:s/>T2 Rancho La Bisnaga <text:s text:c="23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T2 Rancho La Bisnaga <text:s text:c="23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string" calcext:value-type="string">
            <text:p><text:s/>Tenango Del Aire <text:s text:c="27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Tenango Del Aire <text:s text:c="27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string" calcext:value-type="string">
            <text:p><text:s/>Thingvellir <text:s text:c="32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Thingvellir <text:s text:c="32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string" calcext:value-type="string">
            <text:p><text:s/>Thule <text:s text:c="38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Thule <text:s text:c="38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string" calcext:value-type="string">
            <text:p><text:s/>Toolik <text:s text:c="37"/></text:p>
          </table:table-cell>
          <table:table-cell table:style-name="ce8" office:value-type="string" calcext:value-type="string">
            <text:p>Alask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Toolik <text:s text:c="37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string" calcext:value-type="string">
            <text:p>Trivandrum</text:p>
          </table:table-cell>
          <table:table-cell table:style-name="ce8" office:value-type="string" calcext:value-type="string">
            <text:p>Indi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Trivandrum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string" calcext:value-type="string">
            <text:p><text:s/>Tula <text:s text:c="39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Tula <text:s text:c="39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string" calcext:value-type="string">
            <text:p>Varanasi</text:p>
          </table:table-cell>
          <table:table-cell table:style-name="ce8" office:value-type="string" calcext:value-type="string">
            <text:p>Indi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Varanasi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<text:s/>Veracruz <text:s text:c="35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Veracruz <text:s text:c="35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Vizag</text:p>
          </table:table-cell>
          <table:table-cell table:style-name="ce8" office:value-type="string" calcext:value-type="string">
            <text:p>Indi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Vizag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<text:s/>Houston, Texas <text:s text:c="29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Houston, Texas <text:s text:c="29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string" calcext:value-type="string">
            <text:p><text:s/>Paso de Cortes - Izta-Popo National Park <text:s text:c="3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Paso de Cortes - Izta-Popo National Park <text:s text:c="3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string" calcext:value-type="string">
            <text:p><text:s/>Pico Tres Padres <text:s text:c="27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Pico Tres Padres <text:s text:c="27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string" calcext:value-type="string">
            <text:p><text:s/>Pedregal <text:s text:c="35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Pedregal <text:s text:c="35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string" calcext:value-type="string">
            <text:p><text:s/>Mexico City <text:s text:c="32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Mexico City <text:s text:c="32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string" calcext:value-type="string">
            <text:p><text:s/>Bering Sea <text:s text:c="33"/></text:p>
          </table:table-cell>
          <table:table-cell table:style-name="ce8" office:value-type="string" calcext:value-type="string">
            <text:p>Alask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Bering Sea <text:s text:c="33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string" calcext:value-type="string">
            <text:p><text:s/>Iquique, Chile <text:s text:c="29"/></text:p>
          </table:table-cell>
          <table:table-cell table:style-name="ce8" office:value-type="string" calcext:value-type="string">
            <text:p>Chile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Iquique <text:s text:c="24"/>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NUL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string" calcext:value-type="string">
            <text:p><text:s/>Arica, Chile <text:s text:c="31"/></text:p>
          </table:table-cell>
          <table:table-cell table:style-name="ce8" office:value-type="string" calcext:value-type="string">
            <text:p>Chile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Arica <text:s text:c="27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string" calcext:value-type="string">
            <text:p><text:s/>St. Felix Is., Chile <text:s text:c="23"/></text:p>
          </table:table-cell>
          <table:table-cell table:style-name="ce8" office:value-type="string" calcext:value-type="string">
            <text:p>Chile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St. Felix Island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<text:s/>Paposo, Chile <text:s text:c="30"/></text:p>
          </table:table-cell>
          <table:table-cell table:style-name="ce8" office:value-type="string" calcext:value-type="string">
            <text:p>Chile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Paposo <text:s text:c="24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string" calcext:value-type="string">
            <text:p><text:s/>Antofagasta, Chile <text:s text:c="25"/></text:p>
          </table:table-cell>
          <table:table-cell table:style-name="ce8" office:value-type="string" calcext:value-type="string">
            <text:p>Chile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Antofagasta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string" calcext:value-type="string">
            <text:p><text:s/>Paranal, Chile <text:s text:c="29"/></text:p>
          </table:table-cell>
          <table:table-cell table:style-name="ce8" office:value-type="string" calcext:value-type="string">
            <text:p>Chile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Paranal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NUL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string" calcext:value-type="string">
            <text:p><text:s/>Galapagos <text:s text:c="34"/></text:p>
          </table:table-cell>
          <table:table-cell table:style-name="ce8" office:value-type="string" calcext:value-type="string">
            <text:p>Chile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Galapagos <text:s text:c="34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<text:s/>NPEO <text:s text:c="39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NPEO <text:s text:c="39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string" calcext:value-type="string">
            <text:p>Male</text:p>
          </table:table-cell>
          <table:table-cell table:style-name="ce8" office:value-type="string" calcext:value-type="string">
            <text:p>Maldives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Male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string" calcext:value-type="string">
            <text:p><text:s/>Oklahoma Region <text:s text:c="28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Oklahoma Region <text:s text:c="28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string" calcext:value-type="string">
            <text:p><text:s/>Colorado Region <text:s text:c="28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Colorado Region <text:s text:c="28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string" calcext:value-type="string">
            <text:p><text:s/>Alabama Region <text:s text:c="29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Alabama Region <text:s text:c="29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string" calcext:value-type="string">
            <text:p><text:s/>Chukchi Sea <text:s text:c="32"/></text:p>
          </table:table-cell>
          <table:table-cell table:style-name="ce8" office:value-type="string" calcext:value-type="string">
            <text:p>Alask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Chukchi Sea <text:s text:c="32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string" calcext:value-type="string">
            <text:p><text:s/>Beaufort Sea <text:s text:c="31"/></text:p>
          </table:table-cell>
          <table:table-cell table:style-name="ce8" office:value-type="string" calcext:value-type="string">
            <text:p>Alask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Beaufort Sea <text:s text:c="31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string" calcext:value-type="string">
            <text:p><text:s/>DBO Site 1 <text:s text:c="33"/></text:p>
          </table:table-cell>
          <table:table-cell table:style-name="ce8" office:value-type="string" calcext:value-type="string">
            <text:p>Alask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DBO Site 1 <text:s text:c="33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string" calcext:value-type="string">
            <text:p><text:s/>DBO Site 2 <text:s text:c="33"/></text:p>
          </table:table-cell>
          <table:table-cell table:style-name="ce8" office:value-type="string" calcext:value-type="string">
            <text:p>Alask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DBO Site 2 <text:s text:c="33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string" calcext:value-type="string">
            <text:p><text:s/>DBO Site 3 <text:s text:c="33"/></text:p>
          </table:table-cell>
          <table:table-cell table:style-name="ce8" office:value-type="string" calcext:value-type="string">
            <text:p>Alask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DBO Site 3 <text:s text:c="33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string" calcext:value-type="string">
            <text:p><text:s/>DBO Site 4 <text:s text:c="33"/></text:p>
          </table:table-cell>
          <table:table-cell table:style-name="ce8" office:value-type="string" calcext:value-type="string">
            <text:p>Alask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DBO Site 4 <text:s text:c="33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string" calcext:value-type="string">
            <text:p><text:s/>DBO Site 5 <text:s text:c="33"/></text:p>
          </table:table-cell>
          <table:table-cell table:style-name="ce8" office:value-type="string" calcext:value-type="string">
            <text:p>Alask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DBO Site 5 <text:s text:c="33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string" calcext:value-type="string">
            <text:p><text:s/>Lauder, South Island, New Zealand <text:s text:c="10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Lauder, South Island, New Zealand <text:s text:c="10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string" calcext:value-type="string">
            <text:p><text:s/>Hobart, Tasmania <text:s text:c="27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Hobart, Tasmania <text:s text:c="27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string" calcext:value-type="string">
            <text:p><text:s/>Hokitika, South Island, New Zealand <text:s text:c="8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Hokitika, South Island, New Zealand <text:s text:c="8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string" calcext:value-type="string">
            <text:p><text:s/>Christchurch, South Island, New Zealand <text:s text:c="4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Christchurch, South Island, New Zealand <text:s text:c="4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string" calcext:value-type="string">
            <text:p><text:s/>Macquarie Island, Tasmania <text:s text:c="17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Macquarie Island, Tasmania <text:s text:c="17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string" calcext:value-type="string">
            <text:p><text:s/>DBO Site 6 <text:s text:c="33"/></text:p>
          </table:table-cell>
          <table:table-cell table:style-name="ce8" office:value-type="string" calcext:value-type="string">
            <text:p>Alask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DBO Site 6 <text:s text:c="33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string" calcext:value-type="string">
            <text:p><text:s/>DBO Site 7 <text:s text:c="33"/></text:p>
          </table:table-cell>
          <table:table-cell table:style-name="ce8" office:value-type="string" calcext:value-type="string">
            <text:p>Alask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DBO Site 7 <text:s text:c="33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string" calcext:value-type="string">
            <text:p><text:s/>DBO Site 8 <text:s text:c="33"/></text:p>
          </table:table-cell>
          <table:table-cell table:style-name="ce8" office:value-type="string" calcext:value-type="string">
            <text:p>Alaska</text:p>
          </table:table-cell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DBO Site 8 <text:s text:c="33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string" calcext:value-type="string">
            <text:p><text:s/>Fixed PISA 2 - Greensburg, KS <text:s text:c="14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Fixed PISA 2 - Greensburg, KS <text:s text:c="14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<text:s/>Fixed PISA 3 - Ellis, KS <text:s text:c="19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Fixed PISA 3 - Ellis, KS <text:s text:c="19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string" calcext:value-type="string">
            <text:p><text:s/>Fixed PISA 4 - Minden, NE <text:s text:c="18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Fixed PISA 4 - Minden, NE <text:s text:c="18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<text:s/>Fixed PISA 5 - Brewster, KS <text:s text:c="16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Fixed PISA 5 - Brewster, KS <text:s text:c="16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string" calcext:value-type="string">
            <text:p><text:s/>Fixed PISA 6 - Hesston, KS <text:s text:c="17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Fixed PISA 6 - Hesston, KS <text:s text:c="17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string" calcext:value-type="string">
            <text:p><text:s/>Mobile PISA 1 - OU/NSSL CLAMPS <text:s text:c="13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Mobile PISA 1 - OU/NSSL CLAMPS <text:s text:c="13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string" calcext:value-type="string">
            <text:p><text:s/>Mobile PISA 2 - UAH MIPS <text:s text:c="19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Mobile PISA 2 - UAH MIPS <text:s text:c="19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string" calcext:value-type="string">
            <text:p><text:s/>Mobile PISA 3 - UW SPARC <text:s text:c="19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Mobile PISA 3 - UW SPARC <text:s text:c="19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string" calcext:value-type="string">
            <text:p><text:s/>Mobile PISA 4 - NCAR/EOL MISS <text:s text:c="14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Mobile PISA 4 - NCAR/EOL MISS <text:s text:c="14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string" calcext:value-type="string">
            <text:p><text:s/>Fixed PISA 1 - ARM Central Facility <text:s text:c="8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Fixed PISA 1 - ARM Central Facility <text:s text:c="8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string" calcext:value-type="string">
            <text:p><text:s/>Antarctic <text:s text:c="34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Antarctic <text:s text:c="34"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string" calcext:value-type="string">
            <text:p><text:s/>Davis, Antarctica <text:s text:c="26"/></text:p>
          </table:table-cell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3" office:value-type="string" calcext:value-type="string">
            <text:p><text:s/>Davis, Antarctica <text:s text:c="26"/>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 calcext:value-type="string">
            <text:p>type_id</text:p>
          </table:table-cell>
          <table:table-cell table:style-name="ce4" office:value-type="string" calcext:value-type="string">
            <text:p>class_id</text:p>
          </table:table-cell>
          <table:table-cell table:style-name="ce7" office:value-type="string" calcext:value-type="string">
            <text:p>classification name</text:p>
          </table:table-cell>
          <table:table-cell table:style-name="ce7" office:value-type="string" calcext:value-type="string">
            <text:p>parent class</text:p>
          </table:table-cell>
          <table:table-cell table:style-name="ce7" office:value-type="string" calcext:value-type="string">
            <text:p>parent_class_id</text:p>
          </table:table-cell>
          <table:table-cell table:style-name="ce7" office:value-type="string" calcext:value-type="string">
            <text:p>note</text:p>
          </table:table-cell>
          <table:table-cell table:style-name="ce10" office:value-type="string" calcext:value-type="string">
            <text:p>zith category</text:p>
          </table:table-cell>
          <table:table-cell table:style-name="ce7" office:value-type="string" calcext:value-type="string">
            <text:p>new parent category</text:p>
          </table:table-cell>
          <table:table-cell table:style-name="ce7" office:value-type="string" calcext:value-type="string">
            <text:p>new category in zith?</text:p>
          </table:table-cell>
          <table:table-cell table:style-name="ce10" office:value-type="string" calcext:value-type="string">
            <text:p>zith platform</text:p>
          </table:table-cell>
          <table:table-cell table:style-name="ce7" office:value-type="string" calcext:value-type="string">
            <text:p>new platform in zith?</text:p>
          </table:table-cell>
          <table:table-cell table:style-name="ce7" office:value-type="string" calcext:value-type="string">
            <text:p>use zith9 name</text:p>
          </table:table-cell>
          <table:table-cell table:style-name="ce7" office:value-type="string" calcext:value-type="string">
            <text:p>fix zith9 name</text:p>
          </table:table-cell>
          <table:table-cell table:style-name="ce7" office:value-type="string" calcext:value-type="string">
            <text:p>zith site</text:p>
          </table:table-cell>
          <table:table-cell table:style-name="ce7" office:value-type="string" calcext:value-type="string">
            <text:p>zith event</text:p>
          </table:table-cell>
          <table:table-cell table:number-columns-repeated="1008"/>
        </table:table-row>
        <table:table-row table:style-name="ro2">
          <table:table-cell/>
          <table:table-cell table:style-name="ce4"/>
          <table:table-cell table:style-name="ce2"/>
          <table:table-cell table:style-name="ce1"/>
          <table:table-cell table:style-name="ce7" table:number-columns-repeated="3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5"/>
          <table:table-cell table:number-columns-repeated="1008"/>
        </table:table-row>
        <table:table-row table:style-name="ro2" table:number-rows-repeated="587">
          <table:table-cell table:number-columns-repeated="4"/>
          <table:table-cell table:style-name="ce8"/>
          <table:table-cell table:number-columns-repeated="2"/>
          <table:table-cell table:style-name="ce1"/>
          <table:table-cell table:style-name="ce8" table:number-columns-repeated="2"/>
          <table:table-cell table:style-name="ce1"/>
          <table:table-cell table:style-name="ce8" table:number-columns-repeated="2"/>
          <table:table-cell table:number-columns-repeated="101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sites" table:base-cell-address="$'ML-categories_that_have_parent_'.$A$1" table:expression="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L-categories_5f_that_5f_have_5f_parent_5f_" style:display-name="PageStyle_ML-categories_that_have_parent_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97" meta:object-count="0"/>
    <meta:generator>LibreOfficeDev/6.0.5.2$Linux_X86_64 LibreOffice_project/</meta:generator>
  </office:meta>
</office:document-meta>
</file>